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516in"/>
    </style:style>
    <style:style style:name="co2" style:family="table-column">
      <style:table-column-properties fo:break-before="auto" style:column-width="2.2953in"/>
    </style:style>
    <style:style style:name="co3" style:family="table-column">
      <style:table-column-properties fo:break-before="auto" style:column-width="1.7126in"/>
    </style:style>
    <style:style style:name="co4" style:family="table-column">
      <style:table-column-properties fo:break-before="auto" style:column-width="1.4307in"/>
    </style:style>
    <style:style style:name="co5" style:family="table-column">
      <style:table-column-properties fo:break-before="auto" style:column-width="0.402in"/>
    </style:style>
    <style:style style:name="co6" style:family="table-column">
      <style:table-column-properties fo:break-before="auto" style:column-width="2.4063in"/>
    </style:style>
    <style:style style:name="co7" style:family="table-column">
      <style:table-column-properties fo:break-before="auto" style:column-width="1.6957in"/>
    </style:style>
    <style:style style:name="co8" style:family="table-column">
      <style:table-column-properties fo:break-before="auto" style:column-width="1.4472in"/>
    </style:style>
    <style:style style:name="co9" style:family="table-column">
      <style:table-column-properties fo:break-before="auto" style:column-width="1.5417in"/>
    </style:style>
    <style:style style:name="ro1" style:family="table-row">
      <style:table-row-properties style:row-height="0.198in" fo:break-before="auto" style:use-optimal-row-height="true"/>
    </style:style>
    <style:style style:name="ta1" style:family="table" style:master-page-name="PageStyle_5f_GDP">
      <style:table-properties table:display="true" style:writing-mode="lr-tb"/>
    </style:style>
    <style:style style:name="ta2" style:family="table" style:master-page-name="PageStyle_5f_Life_20_Expectancy">
      <style:table-properties table:display="true" style:writing-mode="lr-tb"/>
    </style:style>
    <style:style style:name="ta3" style:family="table" style:master-page-name="PageStyle_5f_Smartphones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3" style:family="table-cell" style:parent-style-name="Excel_20_Built-in_20_Currency" style:data-style-name="N15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Excel_20_Built-in_20_Currency" style:data-style-name="N155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Excel_20_Built-in_20_Currency" style:data-style-name="N15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7" style:family="table-cell" style:parent-style-name="Excel_20_Built-in_20_Comma" style:data-style-name="N15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Excel_20_Built-in_20_Comma" style:data-style-name="N15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Excel_20_Built-in_20_Comma" style:data-style-name="N15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D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1" table:number-columns-repeated="16380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Country</text:p>
          </table:table-cell>
          <table:table-cell table:style-name="ce3" office:value-type="string" office:string-value="GDP - per capita (PPP)" calcext:value-type="string">
            <text:p><text:s/>GDP - per capita (PPP) </text:p>
          </table:table-cell>
          <table:table-cell table:style-name="ce1" office:value-type="string" calcext:value-type="string">
            <text:p>Year of Information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 <text:span text:style-name="T1">Monaco </text:span></text:p>
          </table:table-cell>
          <table:table-cell table:style-name="ce4" office:value-type="float" office:value="190513" calcext:value-type="float">
            <text:p>$190,513.00</text:p>
          </table:table-cell>
          <table:table-cell table:style-name="ce6"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echtenstein </text:p>
          </table:table-cell>
          <table:table-cell table:style-name="ce4" office:value-type="float" office:value="180367" calcext:value-type="float">
            <text:p>$180,367.00</text:p>
          </table:table-cell>
          <table:table-cell office:value-type="float" office:value="2018" calcext:value-type="float">
            <text:p>2018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cau </text:p>
          </table:table-cell>
          <table:table-cell table:style-name="ce4" office:value-type="float" office:value="123965" calcext:value-type="float">
            <text:p>$123,965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uxembourg </text:p>
          </table:table-cell>
          <table:table-cell table:style-name="ce4" office:value-type="float" office:value="115874" calcext:value-type="float">
            <text:p>$115,874.00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ingapore </text:p>
          </table:table-cell>
          <table:table-cell table:style-name="ce4" office:value-type="float" office:value="97341" calcext:value-type="float">
            <text:p>$97,341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atar </text:p>
          </table:table-cell>
          <table:table-cell table:style-name="ce4" office:value-type="float" office:value="90044" calcext:value-type="float">
            <text:p>$90,044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reland </text:p>
          </table:table-cell>
          <table:table-cell table:style-name="ce4" office:value-type="float" office:value="86781" calcext:value-type="float">
            <text:p>$86,781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sle of Man </text:p>
          </table:table-cell>
          <table:table-cell table:style-name="ce4" office:value-type="float" office:value="84600" calcext:value-type="float">
            <text:p>$84,600.00</text:p>
          </table:table-cell>
          <table:table-cell office:value-type="float" office:value="2014" calcext:value-type="float">
            <text:p>2014</text:p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rmuda </text:p>
          </table:table-cell>
          <table:table-cell table:style-name="ce4" office:value-type="float" office:value="81798" calcext:value-type="float">
            <text:p>$81,798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yman Islands </text:p>
          </table:table-cell>
          <table:table-cell table:style-name="ce4" office:value-type="float" office:value="71549" calcext:value-type="float">
            <text:p>$71,549.00</text:p>
          </table:table-cell>
          <table:table-cell office:value-type="float" office:value="2018" calcext:value-type="float">
            <text:p>2018</text:p>
          </table:table-cell>
          <table:table-cell table:number-columns-repeated="1638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lkland Islands </text:p>
          </table:table-cell>
          <table:table-cell table:style-name="ce4" office:value-type="float" office:value="70800" calcext:value-type="float">
            <text:p>$70,800.00</text:p>
          </table:table-cell>
          <table:table-cell office:value-type="float" office:value="2015" calcext:value-type="float">
            <text:p>2015</text:p>
          </table:table-cell>
          <table:table-cell table:number-columns-repeated="1638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witzerland </text:p>
          </table:table-cell>
          <table:table-cell table:style-name="ce4" office:value-type="float" office:value="68628" calcext:value-type="float">
            <text:p>$68,628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nited Arab Emirates </text:p>
          </table:table-cell>
          <table:table-cell table:style-name="ce4" office:value-type="float" office:value="67119" calcext:value-type="float">
            <text:p>$67,119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rway </text:p>
          </table:table-cell>
          <table:table-cell table:style-name="ce4" office:value-type="float" office:value="63633" calcext:value-type="float">
            <text:p>$63,633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ted States </text:p>
          </table:table-cell>
          <table:table-cell table:style-name="ce4" office:value-type="float" office:value="62530" calcext:value-type="float">
            <text:p>$62,530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unei </text:p>
          </table:table-cell>
          <table:table-cell table:style-name="ce4" office:value-type="float" office:value="62100" calcext:value-type="float">
            <text:p>$62,100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ibraltar </text:p>
          </table:table-cell>
          <table:table-cell table:style-name="ce4" office:value-type="float" office:value="61700" calcext:value-type="float">
            <text:p>$61,700.00</text:p>
          </table:table-cell>
          <table:table-cell office:value-type="float" office:value="2014" calcext:value-type="float">
            <text:p>2014</text:p>
          </table:table-cell>
          <table:table-cell table:number-columns-repeated="1638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ong Kong </text:p>
          </table:table-cell>
          <table:table-cell table:style-name="ce4" office:value-type="float" office:value="59848" calcext:value-type="float">
            <text:p>$59,848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an Marino </text:p>
          </table:table-cell>
          <table:table-cell table:style-name="ce4" office:value-type="float" office:value="59439" calcext:value-type="float">
            <text:p>$59,439.00</text:p>
          </table:table-cell>
          <table:table-cell office:value-type="float" office:value="2018" calcext:value-type="float">
            <text:p>2018</text:p>
          </table:table-cell>
          <table:table-cell table:number-columns-repeated="1638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nmark </text:p>
          </table:table-cell>
          <table:table-cell table:style-name="ce4" office:value-type="float" office:value="57804" calcext:value-type="float">
            <text:p>$57,804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etherlands </text:p>
          </table:table-cell>
          <table:table-cell table:style-name="ce4" office:value-type="float" office:value="56935" calcext:value-type="float">
            <text:p>$56,935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ersey </text:p>
          </table:table-cell>
          <table:table-cell table:style-name="ce4" office:value-type="float" office:value="56600" calcext:value-type="float">
            <text:p>$56,600.00</text:p>
          </table:table-cell>
          <table:table-cell office:value-type="float" office:value="2016" calcext:value-type="float">
            <text:p>2016</text:p>
          </table:table-cell>
          <table:table-cell table:number-columns-repeated="1638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ustria </text:p>
          </table:table-cell>
          <table:table-cell table:style-name="ce4" office:value-type="float" office:value="56188" calcext:value-type="float">
            <text:p>$56,188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celand </text:p>
          </table:table-cell>
          <table:table-cell table:style-name="ce4" office:value-type="float" office:value="55874" calcext:value-type="float">
            <text:p>$55,874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ermany </text:p>
          </table:table-cell>
          <table:table-cell table:style-name="ce4" office:value-type="float" office:value="53919" calcext:value-type="float">
            <text:p>$53,919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weden </text:p>
          </table:table-cell>
          <table:table-cell table:style-name="ce4" office:value-type="float" office:value="53240" calcext:value-type="float">
            <text:p>$53,240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uernsey </text:p>
          </table:table-cell>
          <table:table-cell table:style-name="ce4" office:value-type="float" office:value="52500" calcext:value-type="float">
            <text:p>$52,500.00</text:p>
          </table:table-cell>
          <table:table-cell office:value-type="float" office:value="2014" calcext:value-type="float">
            <text:p>2014</text:p>
          </table:table-cell>
          <table:table-cell table:number-columns-repeated="1638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elgium </text:p>
          </table:table-cell>
          <table:table-cell table:style-name="ce4" office:value-type="float" office:value="51934" calcext:value-type="float">
            <text:p>$51,934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aiwan </text:p>
          </table:table-cell>
          <table:table-cell table:style-name="ce4" office:value-type="float" office:value="50500" calcext:value-type="float">
            <text:p>$50,500.00</text:p>
          </table:table-cell>
          <table:table-cell office:value-type="float" office:value="2017" calcext:value-type="float">
            <text:p>2017</text:p>
          </table:table-cell>
          <table:table-cell table:number-columns-repeated="1638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ndorra </text:p>
          </table:table-cell>
          <table:table-cell table:style-name="ce4" office:value-type="float" office:value="49900" calcext:value-type="float">
            <text:p>$49,900.00</text:p>
          </table:table-cell>
          <table:table-cell office:value-type="float" office:value="2015" calcext:value-type="float">
            <text:p>2015</text:p>
          </table:table-cell>
          <table:table-cell table:number-columns-repeated="1638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ustralia </text:p>
          </table:table-cell>
          <table:table-cell table:style-name="ce4" office:value-type="float" office:value="49854" calcext:value-type="float">
            <text:p>$49,854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uwait </text:p>
          </table:table-cell>
          <table:table-cell table:style-name="ce4" office:value-type="float" office:value="49854" calcext:value-type="float">
            <text:p>$49,854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nada </text:p>
          </table:table-cell>
          <table:table-cell table:style-name="ce4" office:value-type="float" office:value="49031" calcext:value-type="float">
            <text:p>$49,031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inland </text:p>
          </table:table-cell>
          <table:table-cell table:style-name="ce4" office:value-type="float" office:value="48668" calcext:value-type="float">
            <text:p>$48,668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audi Arabia </text:p>
          </table:table-cell>
          <table:table-cell table:style-name="ce4" office:value-type="float" office:value="46962" calcext:value-type="float">
            <text:p>$46,962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nited Kingdom </text:p>
          </table:table-cell>
          <table:table-cell table:style-name="ce4" office:value-type="float" office:value="46659" calcext:value-type="float">
            <text:p>$46,659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aint Pierre and Miquelon </text:p>
          </table:table-cell>
          <table:table-cell table:style-name="ce4" office:value-type="float" office:value="46200" calcext:value-type="float">
            <text:p>$46,200.00</text:p>
          </table:table-cell>
          <table:table-cell office:value-type="float" office:value="2006" calcext:value-type="float">
            <text:p>2006</text:p>
          </table:table-cell>
          <table:table-cell table:number-columns-repeated="1638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rance </text:p>
          </table:table-cell>
          <table:table-cell table:style-name="ce4" office:value-type="float" office:value="46184" calcext:value-type="float">
            <text:p>$46,184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ahrain </text:p>
          </table:table-cell>
          <table:table-cell table:style-name="ce4" office:value-type="float" office:value="45011" calcext:value-type="float">
            <text:p>$45,011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U </text:p>
          </table:table-cell>
          <table:table-cell table:style-name="ce4" office:value-type="float" office:value="44436" calcext:value-type="float">
            <text:p>$44,436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alta </text:p>
          </table:table-cell>
          <table:table-cell table:style-name="ce4" office:value-type="float" office:value="44032" calcext:value-type="float">
            <text:p>$44,032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New Zealand </text:p>
          </table:table-cell>
          <table:table-cell table:style-name="ce4" office:value-type="float" office:value="42888" calcext:value-type="float">
            <text:p>$42,888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outh Korea </text:p>
          </table:table-cell>
          <table:table-cell table:style-name="ce4" office:value-type="float" office:value="42765" calcext:value-type="float">
            <text:p>$42,765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taly </text:p>
          </table:table-cell>
          <table:table-cell table:style-name="ce4" office:value-type="float" office:value="42492" calcext:value-type="float">
            <text:p>$42,492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reenland </text:p>
          </table:table-cell>
          <table:table-cell table:style-name="ce4" office:value-type="float" office:value="41800" calcext:value-type="float">
            <text:p>$41,800.00</text:p>
          </table:table-cell>
          <table:table-cell office:value-type="float" office:value="2015" calcext:value-type="float">
            <text:p>2015</text:p>
          </table:table-cell>
          <table:table-cell table:number-columns-repeated="1638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Japan </text:p>
          </table:table-cell>
          <table:table-cell table:style-name="ce4" office:value-type="float" office:value="41429" calcext:value-type="float">
            <text:p>$41,429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pain </text:p>
          </table:table-cell>
          <table:table-cell table:style-name="ce4" office:value-type="float" office:value="40903" calcext:value-type="float">
            <text:p>$40,903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zech Republic </text:p>
          </table:table-cell>
          <table:table-cell table:style-name="ce4" office:value-type="float" office:value="40862" calcext:value-type="float">
            <text:p>$40,862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srael </text:p>
          </table:table-cell>
          <table:table-cell table:style-name="ce4" office:value-type="float" office:value="40145" calcext:value-type="float">
            <text:p>$40,145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aroe Islands </text:p>
          </table:table-cell>
          <table:table-cell table:style-name="ce4" office:value-type="float" office:value="40000" calcext:value-type="float">
            <text:p>$40,000.00</text:p>
          </table:table-cell>
          <table:table-cell office:value-type="float" office:value="2014" calcext:value-type="float">
            <text:p>2014</text:p>
          </table:table-cell>
          <table:table-cell table:number-columns-repeated="1638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yprus </text:p>
          </table:table-cell>
          <table:table-cell table:style-name="ce4" office:value-type="float" office:value="39545" calcext:value-type="float">
            <text:p>$39,545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lovenia </text:p>
          </table:table-cell>
          <table:table-cell table:style-name="ce4" office:value-type="float" office:value="39088" calcext:value-type="float">
            <text:p>$39,088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ruba </text:p>
          </table:table-cell>
          <table:table-cell table:style-name="ce4" office:value-type="float" office:value="37500" calcext:value-type="float">
            <text:p>$37,500.00</text:p>
          </table:table-cell>
          <table:table-cell office:value-type="float" office:value="2017" calcext:value-type="float">
            <text:p>2017</text:p>
          </table:table-cell>
          <table:table-cell table:number-columns-repeated="1638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ithuania </text:p>
          </table:table-cell>
          <table:table-cell table:style-name="ce4" office:value-type="float" office:value="37231" calcext:value-type="float">
            <text:p>$37,231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ahamas </text:p>
          </table:table-cell>
          <table:table-cell table:style-name="ce4" office:value-type="float" office:value="37101" calcext:value-type="float">
            <text:p>$37,101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U.S. Virgin Islands </text:p>
          </table:table-cell>
          <table:table-cell table:style-name="ce4" office:value-type="float" office:value="37000" calcext:value-type="float">
            <text:p>$37,000.00</text:p>
          </table:table-cell>
          <table:table-cell office:value-type="float" office:value="2016" calcext:value-type="float">
            <text:p>2016</text:p>
          </table:table-cell>
          <table:table-cell table:number-columns-repeated="1638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stonia </text:p>
          </table:table-cell>
          <table:table-cell table:style-name="ce4" office:value-type="float" office:value="36927" calcext:value-type="float">
            <text:p>$36,927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uam </text:p>
          </table:table-cell>
          <table:table-cell table:style-name="ce4" office:value-type="float" office:value="35600" calcext:value-type="float">
            <text:p>$35,600.00</text:p>
          </table:table-cell>
          <table:table-cell office:value-type="float" office:value="2016" calcext:value-type="float">
            <text:p>2016</text:p>
          </table:table-cell>
          <table:table-cell table:number-columns-repeated="1638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int Maarten </text:p>
          </table:table-cell>
          <table:table-cell table:style-name="ce4" office:value-type="float" office:value="35342" calcext:value-type="float">
            <text:p>$35,342.00</text:p>
          </table:table-cell>
          <table:table-cell office:value-type="float" office:value="2018" calcext:value-type="float">
            <text:p>2018</text:p>
          </table:table-cell>
          <table:table-cell table:number-columns-repeated="1638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ortugal </text:p>
          </table:table-cell>
          <table:table-cell table:style-name="ce4" office:value-type="float" office:value="34894" calcext:value-type="float">
            <text:p>$34,894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uerto Rico </text:p>
          </table:table-cell>
          <table:table-cell table:style-name="ce4" office:value-type="float" office:value="34518" calcext:value-type="float">
            <text:p>$34,518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ritish Virgin Islands </text:p>
          </table:table-cell>
          <table:table-cell table:style-name="ce4" office:value-type="float" office:value="34200" calcext:value-type="float">
            <text:p>$34,200.00</text:p>
          </table:table-cell>
          <table:table-cell office:value-type="float" office:value="2017" calcext:value-type="float">
            <text:p>2017</text:p>
          </table:table-cell>
          <table:table-cell table:number-columns-repeated="1638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oland </text:p>
          </table:table-cell>
          <table:table-cell table:style-name="ce4" office:value-type="float" office:value="33221" calcext:value-type="float">
            <text:p>$33,221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Hungary </text:p>
          </table:table-cell>
          <table:table-cell table:style-name="ce4" office:value-type="float" office:value="32945" calcext:value-type="float">
            <text:p>$32,945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lovakia </text:p>
          </table:table-cell>
          <table:table-cell table:style-name="ce4" office:value-type="float" office:value="32730" calcext:value-type="float">
            <text:p>$32,730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anama </text:p>
          </table:table-cell>
          <table:table-cell table:style-name="ce4" office:value-type="float" office:value="31459" calcext:value-type="float">
            <text:p>$31,459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New Caledonia </text:p>
          </table:table-cell>
          <table:table-cell table:style-name="ce4" office:value-type="float" office:value="31100" calcext:value-type="float">
            <text:p>$31,100.00</text:p>
          </table:table-cell>
          <table:table-cell office:value-type="float" office:value="2015" calcext:value-type="float">
            <text:p>2015</text:p>
          </table:table-cell>
          <table:table-cell table:number-columns-repeated="1638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Latvia </text:p>
          </table:table-cell>
          <table:table-cell table:style-name="ce4" office:value-type="float" office:value="30898" calcext:value-type="float">
            <text:p>$30,898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omania </text:p>
          </table:table-cell>
          <table:table-cell table:style-name="ce4" office:value-type="float" office:value="29941" calcext:value-type="float">
            <text:p>$29,941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reece </text:p>
          </table:table-cell>
          <table:table-cell table:style-name="ce4" office:value-type="float" office:value="29799" calcext:value-type="float">
            <text:p>$29,799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urks and Caicos Islands</text:p>
          </table:table-cell>
          <table:table-cell table:style-name="ce4" office:value-type="float" office:value="29253" calcext:value-type="float">
            <text:p>$29,253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eychelles </text:p>
          </table:table-cell>
          <table:table-cell table:style-name="ce4" office:value-type="float" office:value="29223" calcext:value-type="float">
            <text:p>$29,223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roatia </text:p>
          </table:table-cell>
          <table:table-cell table:style-name="ce4" office:value-type="float" office:value="28602" calcext:value-type="float">
            <text:p>$28,602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urkey </text:p>
          </table:table-cell>
          <table:table-cell table:style-name="ce4" office:value-type="float" office:value="28424" calcext:value-type="float">
            <text:p>$28,424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alaysia </text:p>
          </table:table-cell>
          <table:table-cell table:style-name="ce4" office:value-type="float" office:value="28364" calcext:value-type="float">
            <text:p>$28,364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Oman </text:p>
          </table:table-cell>
          <table:table-cell table:style-name="ce4" office:value-type="float" office:value="27299" calcext:value-type="float">
            <text:p>$27,299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ussia </text:p>
          </table:table-cell>
          <table:table-cell table:style-name="ce4" office:value-type="float" office:value="27044" calcext:value-type="float">
            <text:p>$27,044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aint Kitts and Nevis </text:p>
          </table:table-cell>
          <table:table-cell table:style-name="ce4" office:value-type="float" office:value="26438" calcext:value-type="float">
            <text:p>$26,438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Kazakhstan </text:p>
          </table:table-cell>
          <table:table-cell table:style-name="ce4" office:value-type="float" office:value="26351" calcext:value-type="float">
            <text:p>$26,351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rinidad and Tobago </text:p>
          </table:table-cell>
          <table:table-cell table:style-name="ce4" office:value-type="float" office:value="26176" calcext:value-type="float">
            <text:p>$26,176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Northern Mariana Islands </text:p>
          </table:table-cell>
          <table:table-cell table:style-name="ce4" office:value-type="float" office:value="24500" calcext:value-type="float">
            <text:p>$24,500.00</text:p>
          </table:table-cell>
          <table:table-cell office:value-type="float" office:value="2016" calcext:value-type="float">
            <text:p>2016</text:p>
          </table:table-cell>
          <table:table-cell table:number-columns-repeated="1638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uraçao </text:p>
          </table:table-cell>
          <table:table-cell table:style-name="ce4" office:value-type="float" office:value="24479" calcext:value-type="float">
            <text:p>$24,479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hile </text:p>
          </table:table-cell>
          <table:table-cell table:style-name="ce4" office:value-type="float" office:value="24226" calcext:value-type="float">
            <text:p>$24,226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Bulgaria </text:p>
          </table:table-cell>
          <table:table-cell table:style-name="ce4" office:value-type="float" office:value="23174" calcext:value-type="float">
            <text:p>$23,174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Mauritius </text:p>
          </table:table-cell>
          <table:table-cell table:style-name="ce4" office:value-type="float" office:value="22870" calcext:value-type="float">
            <text:p>$22,870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rgentina </text:p>
          </table:table-cell>
          <table:table-cell table:style-name="ce4" office:value-type="float" office:value="22064" calcext:value-type="float">
            <text:p>$22,064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ntigua and Barbuda </text:p>
          </table:table-cell>
          <table:table-cell table:style-name="ce4" office:value-type="float" office:value="21910" calcext:value-type="float">
            <text:p>$21,910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Uruguay </text:p>
          </table:table-cell>
          <table:table-cell table:style-name="ce4" office:value-type="float" office:value="21561" calcext:value-type="float">
            <text:p>$21,561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ontenegro </text:p>
          </table:table-cell>
          <table:table-cell table:style-name="ce4" office:value-type="float" office:value="21470" calcext:value-type="float">
            <text:p>$21,470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exico </text:p>
          </table:table-cell>
          <table:table-cell table:style-name="ce4" office:value-type="float" office:value="19796" calcext:value-type="float">
            <text:p>$19,796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osta Rica </text:p>
          </table:table-cell>
          <table:table-cell table:style-name="ce4" office:value-type="float" office:value="19642" calcext:value-type="float">
            <text:p>$19,642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aldives </text:p>
          </table:table-cell>
          <table:table-cell table:style-name="ce4" office:value-type="float" office:value="19531" calcext:value-type="float">
            <text:p>$19,531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aint Martin </text:p>
          </table:table-cell>
          <table:table-cell table:style-name="ce4" office:value-type="float" office:value="19300" calcext:value-type="float">
            <text:p>$19,300.00</text:p>
          </table:table-cell>
          <table:table-cell office:value-type="float" office:value="2005" calcext:value-type="float">
            <text:p>2005</text:p>
          </table:table-cell>
          <table:table-cell table:number-columns-repeated="1638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elarus </text:p>
          </table:table-cell>
          <table:table-cell table:style-name="ce4" office:value-type="float" office:value="19150" calcext:value-type="float">
            <text:p>$19,150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Equatorial Guinea </text:p>
          </table:table-cell>
          <table:table-cell table:style-name="ce4" office:value-type="float" office:value="18558" calcext:value-type="float">
            <text:p>$18,558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hailand </text:p>
          </table:table-cell>
          <table:table-cell table:style-name="ce4" office:value-type="float" office:value="18460" calcext:value-type="float">
            <text:p>$18,460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Dominican Republic </text:p>
          </table:table-cell>
          <table:table-cell table:style-name="ce4" office:value-type="float" office:value="18413" calcext:value-type="float">
            <text:p>$18,413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erbia </text:p>
          </table:table-cell>
          <table:table-cell table:style-name="ce4" office:value-type="float" office:value="18233" calcext:value-type="float">
            <text:p>$18,233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otswana </text:p>
          </table:table-cell>
          <table:table-cell table:style-name="ce4" office:value-type="float" office:value="17767" calcext:value-type="float">
            <text:p>$17,767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alau </text:p>
          </table:table-cell>
          <table:table-cell table:style-name="ce4" office:value-type="float" office:value="17579" calcext:value-type="float">
            <text:p>$17,579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World</text:p>
          </table:table-cell>
          <table:table-cell table:style-name="ce4" office:value-type="float" office:value="17500" calcext:value-type="float">
            <text:p>$17,500.00</text:p>
          </table:table-cell>
          <table:table-cell office:value-type="float" office:value="2017" calcext:value-type="float">
            <text:p>2017</text:p>
          </table:table-cell>
          <table:table-cell table:number-columns-repeated="1638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Grenada </text:p>
          </table:table-cell>
          <table:table-cell table:style-name="ce4" office:value-type="float" office:value="17039" calcext:value-type="float">
            <text:p>$17,039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French Polynesia </text:p>
          </table:table-cell>
          <table:table-cell table:style-name="ce4" office:value-type="float" office:value="17000" calcext:value-type="float">
            <text:p>$17,000.00</text:p>
          </table:table-cell>
          <table:table-cell office:value-type="float" office:value="2015" calcext:value-type="float">
            <text:p>2015</text:p>
          </table:table-cell>
          <table:table-cell table:number-columns-repeated="1638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ook Islands </text:p>
          </table:table-cell>
          <table:table-cell table:style-name="ce4" office:value-type="float" office:value="16700" calcext:value-type="float">
            <text:p>$16,700.00</text:p>
          </table:table-cell>
          <table:table-cell office:value-type="float" office:value="2016" calcext:value-type="float">
            <text:p>2016</text:p>
          </table:table-cell>
          <table:table-cell table:number-columns-repeated="1638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uriname </text:p>
          </table:table-cell>
          <table:table-cell table:style-name="ce4" office:value-type="float" office:value="16525" calcext:value-type="float">
            <text:p>$16,525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North Macedonia </text:p>
          </table:table-cell>
          <table:table-cell table:style-name="ce4" office:value-type="float" office:value="16479" calcext:value-type="float">
            <text:p>$16,479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hina </text:p>
          </table:table-cell>
          <table:table-cell table:style-name="ce4" office:value-type="float" office:value="16117" calcext:value-type="float">
            <text:p>$16,117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Barbados </text:p>
          </table:table-cell>
          <table:table-cell table:style-name="ce4" office:value-type="float" office:value="15639" calcext:value-type="float">
            <text:p>$15,639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aint Lucia </text:p>
          </table:table-cell>
          <table:table-cell table:style-name="ce4" office:value-type="float" office:value="15449" calcext:value-type="float">
            <text:p>$15,449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ibya </text:p>
          </table:table-cell>
          <table:table-cell table:style-name="ce4" office:value-type="float" office:value="15174" calcext:value-type="float">
            <text:p>$15,174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eorgia </text:p>
          </table:table-cell>
          <table:table-cell table:style-name="ce4" office:value-type="float" office:value="14992" calcext:value-type="float">
            <text:p>$14,992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Gabon </text:p>
          </table:table-cell>
          <table:table-cell table:style-name="ce4" office:value-type="float" office:value="14950" calcext:value-type="float">
            <text:p>$14,950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Bosnia and Herzegovina </text:p>
          </table:table-cell>
          <table:table-cell table:style-name="ce4" office:value-type="float" office:value="14912" calcext:value-type="float">
            <text:p>$14,912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urkmenistan </text:p>
          </table:table-cell>
          <table:table-cell table:style-name="ce4" office:value-type="float" office:value="14845" calcext:value-type="float">
            <text:p>$14,845.00</text:p>
          </table:table-cell>
          <table:table-cell office:value-type="float" office:value="2018" calcext:value-type="float">
            <text:p>2018</text:p>
          </table:table-cell>
          <table:table-cell table:number-columns-repeated="1638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olombia </text:p>
          </table:table-cell>
          <table:table-cell table:style-name="ce4" office:value-type="float" office:value="14722" calcext:value-type="float">
            <text:p>$14,722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Brazil </text:p>
          </table:table-cell>
          <table:table-cell table:style-name="ce4" office:value-type="float" office:value="14652" calcext:value-type="float">
            <text:p>$14,652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ebanon </text:p>
          </table:table-cell>
          <table:table-cell table:style-name="ce4" office:value-type="float" office:value="14552" calcext:value-type="float">
            <text:p>$14,552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zerbaijan </text:p>
          </table:table-cell>
          <table:table-cell table:style-name="ce4" office:value-type="float" office:value="14404" calcext:value-type="float">
            <text:p>$14,404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Albania </text:p>
          </table:table-cell>
          <table:table-cell table:style-name="ce4" office:value-type="float" office:value="13965" calcext:value-type="float">
            <text:p>$13,965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Fiji </text:p>
          </table:table-cell>
          <table:table-cell table:style-name="ce4" office:value-type="float" office:value="13684" calcext:value-type="float">
            <text:p>$13,684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rmenia </text:p>
          </table:table-cell>
          <table:table-cell table:style-name="ce4" office:value-type="float" office:value="13654" calcext:value-type="float">
            <text:p>$13,654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Guyana </text:p>
          </table:table-cell>
          <table:table-cell table:style-name="ce4" office:value-type="float" office:value="13082" calcext:value-type="float">
            <text:p>$13,082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ri Lanka </text:p>
          </table:table-cell>
          <table:table-cell table:style-name="ce4" office:value-type="float" office:value="13078" calcext:value-type="float">
            <text:p>$13,078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Moldova </text:p>
          </table:table-cell>
          <table:table-cell table:style-name="ce4" office:value-type="float" office:value="13050" calcext:value-type="float">
            <text:p>$13,050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eru </text:p>
          </table:table-cell>
          <table:table-cell table:style-name="ce4" office:value-type="float" office:value="12848" calcext:value-type="float">
            <text:p>$12,848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Ukraine </text:p>
          </table:table-cell>
          <table:table-cell table:style-name="ce4" office:value-type="float" office:value="12810" calcext:value-type="float">
            <text:p>$12,810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araguay </text:p>
          </table:table-cell>
          <table:table-cell table:style-name="ce4" office:value-type="float" office:value="12685" calcext:value-type="float">
            <text:p>$12,685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aint Vincent &amp; the Grenadines </text:p>
          </table:table-cell>
          <table:table-cell table:style-name="ce4" office:value-type="float" office:value="12485" calcext:value-type="float">
            <text:p>$12,485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outh Africa </text:p>
          </table:table-cell>
          <table:table-cell table:style-name="ce4" office:value-type="float" office:value="12482" calcext:value-type="float">
            <text:p>$12,482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Iran </text:p>
          </table:table-cell>
          <table:table-cell table:style-name="ce4" office:value-type="float" office:value="12389" calcext:value-type="float">
            <text:p>$12,389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Mongolia </text:p>
          </table:table-cell>
          <table:table-cell table:style-name="ce4" office:value-type="float" office:value="12317" calcext:value-type="float">
            <text:p>$12,317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uba </text:p>
          </table:table-cell>
          <table:table-cell table:style-name="ce4" office:value-type="float" office:value="12300" calcext:value-type="float">
            <text:p>$12,300.00</text:p>
          </table:table-cell>
          <table:table-cell office:value-type="float" office:value="2016" calcext:value-type="float">
            <text:p>2016</text:p>
          </table:table-cell>
          <table:table-cell table:number-columns-repeated="1638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Anguilla </text:p>
          </table:table-cell>
          <table:table-cell table:style-name="ce4" office:value-type="float" office:value="12200" calcext:value-type="float">
            <text:p>$12,200.00</text:p>
          </table:table-cell>
          <table:table-cell office:value-type="float" office:value="2008" calcext:value-type="float">
            <text:p>2008</text:p>
          </table:table-cell>
          <table:table-cell table:number-columns-repeated="1638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ominica </text:p>
          </table:table-cell>
          <table:table-cell table:style-name="ce4" office:value-type="float" office:value="11917" calcext:value-type="float">
            <text:p>$11,917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Bhutan </text:p>
          </table:table-cell>
          <table:table-cell table:style-name="ce4" office:value-type="float" office:value="11832" calcext:value-type="float">
            <text:p>$11,832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Indonesia </text:p>
          </table:table-cell>
          <table:table-cell table:style-name="ce4" office:value-type="float" office:value="11812" calcext:value-type="float">
            <text:p>$11,812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Egypt </text:p>
          </table:table-cell>
          <table:table-cell table:style-name="ce4" office:value-type="float" office:value="11763" calcext:value-type="float">
            <text:p>$11,763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Nauru </text:p>
          </table:table-cell>
          <table:table-cell table:style-name="ce4" office:value-type="float" office:value="11583" calcext:value-type="float">
            <text:p>$11,583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Algeria </text:p>
          </table:table-cell>
          <table:table-cell table:style-name="ce4" office:value-type="float" office:value="11511" calcext:value-type="float">
            <text:p>$11,511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Ecuador </text:p>
          </table:table-cell>
          <table:table-cell table:style-name="ce4" office:value-type="float" office:value="11375" calcext:value-type="float">
            <text:p>$11,375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Kosovo </text:p>
          </table:table-cell>
          <table:table-cell table:style-name="ce4" office:value-type="float" office:value="11368" calcext:value-type="float">
            <text:p>$11,368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American Samoa </text:p>
          </table:table-cell>
          <table:table-cell table:style-name="ce4" office:value-type="float" office:value="11200" calcext:value-type="float">
            <text:p>$11,200.00</text:p>
          </table:table-cell>
          <table:table-cell office:value-type="float" office:value="2016" calcext:value-type="float">
            <text:p>2016</text:p>
          </table:table-cell>
          <table:table-cell table:number-columns-repeated="1638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Iraq </text:p>
          </table:table-cell>
          <table:table-cell table:style-name="ce4" office:value-type="float" office:value="10881" calcext:value-type="float">
            <text:p>$10,881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Tunisia </text:p>
          </table:table-cell>
          <table:table-cell table:style-name="ce4" office:value-type="float" office:value="10756" calcext:value-type="float">
            <text:p>$10,756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Jordan </text:p>
          </table:table-cell>
          <table:table-cell table:style-name="ce4" office:value-type="float" office:value="10071" calcext:value-type="float">
            <text:p>$10,071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Jamaica </text:p>
          </table:table-cell>
          <table:table-cell table:style-name="ce4" office:value-type="float" office:value="9762" calcext:value-type="float">
            <text:p>$9,762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Namibia </text:p>
          </table:table-cell>
          <table:table-cell table:style-name="ce4" office:value-type="float" office:value="9637" calcext:value-type="float">
            <text:p>$9,637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Philippines </text:p>
          </table:table-cell>
          <table:table-cell table:style-name="ce4" office:value-type="float" office:value="8908" calcext:value-type="float">
            <text:p>$8,908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El Salvador </text:p>
          </table:table-cell>
          <table:table-cell table:style-name="ce4" office:value-type="float" office:value="8776" calcext:value-type="float">
            <text:p>$8,776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Bolivia </text:p>
          </table:table-cell>
          <table:table-cell table:style-name="ce4" office:value-type="float" office:value="8724" calcext:value-type="float">
            <text:p>$8,724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Guatemala </text:p>
          </table:table-cell>
          <table:table-cell table:style-name="ce4" office:value-type="float" office:value="8637" calcext:value-type="float">
            <text:p>$8,637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Eswatini </text:p>
          </table:table-cell>
          <table:table-cell table:style-name="ce4" office:value-type="float" office:value="8622" calcext:value-type="float">
            <text:p>$8,622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Vietnam </text:p>
          </table:table-cell>
          <table:table-cell table:style-name="ce4" office:value-type="float" office:value="8041" calcext:value-type="float">
            <text:p>$8,041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Laos </text:p>
          </table:table-cell>
          <table:table-cell table:style-name="ce4" office:value-type="float" office:value="7826" calcext:value-type="float">
            <text:p>$7,826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Venezuela </text:p>
          </table:table-cell>
          <table:table-cell table:style-name="ce4" office:value-type="float" office:value="7704" calcext:value-type="float">
            <text:p>$7,704.00</text:p>
          </table:table-cell>
          <table:table-cell office:value-type="float" office:value="2018" calcext:value-type="float">
            <text:p>2018</text:p>
          </table:table-cell>
          <table:table-cell table:number-columns-repeated="1638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Morocco </text:p>
          </table:table-cell>
          <table:table-cell table:style-name="ce4" office:value-type="float" office:value="7515" calcext:value-type="float">
            <text:p>$7,515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ape Verde </text:p>
          </table:table-cell>
          <table:table-cell table:style-name="ce4" office:value-type="float" office:value="7172" calcext:value-type="float">
            <text:p>$7,172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Belize </text:p>
          </table:table-cell>
          <table:table-cell table:style-name="ce4" office:value-type="float" office:value="7005" calcext:value-type="float">
            <text:p>$7,005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Uzbekistan </text:p>
          </table:table-cell>
          <table:table-cell table:style-name="ce4" office:value-type="float" office:value="6999" calcext:value-type="float">
            <text:p>$6,999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India </text:p>
          </table:table-cell>
          <table:table-cell table:style-name="ce4" office:value-type="float" office:value="6700" calcext:value-type="float">
            <text:p>$6,700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ngola </text:p>
          </table:table-cell>
          <table:table-cell table:style-name="ce4" office:value-type="float" office:value="6670" calcext:value-type="float">
            <text:p>$6,670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amoa </text:p>
          </table:table-cell>
          <table:table-cell table:style-name="ce4" office:value-type="float" office:value="6521" calcext:value-type="float">
            <text:p>$6,521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Tonga </text:p>
          </table:table-cell>
          <table:table-cell table:style-name="ce4" office:value-type="float" office:value="6383" calcext:value-type="float">
            <text:p>$6,383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Palestine </text:p>
          </table:table-cell>
          <table:table-cell table:style-name="ce4" office:value-type="float" office:value="6220" calcext:value-type="float">
            <text:p>$6,220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Tokelau </text:p>
          </table:table-cell>
          <table:table-cell table:style-name="ce4" office:value-type="float" office:value="6004" calcext:value-type="float">
            <text:p>$6,004.00</text:p>
          </table:table-cell>
          <table:table-cell office:value-type="float" office:value="2017" calcext:value-type="float">
            <text:p>2017</text:p>
          </table:table-cell>
          <table:table-cell table:number-columns-repeated="1638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Niue </text:p>
          </table:table-cell>
          <table:table-cell table:style-name="ce4" office:value-type="float" office:value="5800" calcext:value-type="float">
            <text:p>$5,800.00</text:p>
          </table:table-cell>
          <table:table-cell office:value-type="float" office:value="2003" calcext:value-type="float">
            <text:p>2003</text:p>
          </table:table-cell>
          <table:table-cell table:number-columns-repeated="1638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Honduras </text:p>
          </table:table-cell>
          <table:table-cell table:style-name="ce4" office:value-type="float" office:value="5728" calcext:value-type="float">
            <text:p>$5,728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Djibouti </text:p>
          </table:table-cell>
          <table:table-cell table:style-name="ce4" office:value-type="float" office:value="5535" calcext:value-type="float">
            <text:p>$5,535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Ghana </text:p>
          </table:table-cell>
          <table:table-cell table:style-name="ce4" office:value-type="float" office:value="5413" calcext:value-type="float">
            <text:p>$5,413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Nicaragua </text:p>
          </table:table-cell>
          <table:table-cell table:style-name="ce4" office:value-type="float" office:value="5407" calcext:value-type="float">
            <text:p>$5,407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Kyrgyzstan </text:p>
          </table:table-cell>
          <table:table-cell table:style-name="ce4" office:value-type="float" office:value="5253" calcext:value-type="float">
            <text:p>$5,253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Ivory Coast </text:p>
          </table:table-cell>
          <table:table-cell table:style-name="ce4" office:value-type="float" office:value="5213" calcext:value-type="float">
            <text:p>$5,213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Mauritania </text:p>
          </table:table-cell>
          <table:table-cell table:style-name="ce4" office:value-type="float" office:value="5197" calcext:value-type="float">
            <text:p>$5,197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Myanmar </text:p>
          </table:table-cell>
          <table:table-cell table:style-name="ce4" office:value-type="float" office:value="5142" calcext:value-type="float">
            <text:p>$5,142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Nigeria </text:p>
          </table:table-cell>
          <table:table-cell table:style-name="ce4" office:value-type="float" office:value="5136" calcext:value-type="float">
            <text:p>$5,136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Bangladesh </text:p>
          </table:table-cell>
          <table:table-cell table:style-name="ce4" office:value-type="float" office:value="4754" calcext:value-type="float">
            <text:p>$4,754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Pakistan </text:p>
          </table:table-cell>
          <table:table-cell table:style-name="ce4" office:value-type="float" office:value="4690" calcext:value-type="float">
            <text:p>$4,690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Cambodia </text:p>
          </table:table-cell>
          <table:table-cell table:style-name="ce4" office:value-type="float" office:value="4389" calcext:value-type="float">
            <text:p>$4,389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Papua New Guinea </text:p>
          </table:table-cell>
          <table:table-cell table:style-name="ce4" office:value-type="float" office:value="4355" calcext:value-type="float">
            <text:p>$4,355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Kenya </text:p>
          </table:table-cell>
          <table:table-cell table:style-name="ce4" office:value-type="float" office:value="4330" calcext:value-type="float">
            <text:p>$4,330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Tuvalu </text:p>
          </table:table-cell>
          <table:table-cell table:style-name="ce4" office:value-type="float" office:value="4281" calcext:value-type="float">
            <text:p>$4,281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ão Tomé and Príncipe </text:p>
          </table:table-cell>
          <table:table-cell table:style-name="ce4" office:value-type="float" office:value="3970" calcext:value-type="float">
            <text:p>$3,970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Sudan </text:p>
          </table:table-cell>
          <table:table-cell table:style-name="ce4" office:value-type="float" office:value="3958" calcext:value-type="float">
            <text:p>$3,958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Marshall Islands </text:p>
          </table:table-cell>
          <table:table-cell table:style-name="ce4" office:value-type="float" office:value="3889" calcext:value-type="float">
            <text:p>$3,889.00</text:p>
          </table:table-cell>
          <table:table-cell office:value-type="float" office:value="2018" calcext:value-type="float">
            <text:p>2018</text:p>
          </table:table-cell>
          <table:table-cell table:number-columns-repeated="1638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Wallis and Futuna </text:p>
          </table:table-cell>
          <table:table-cell table:style-name="ce4" office:value-type="float" office:value="3800" calcext:value-type="float">
            <text:p>$3,800.00</text:p>
          </table:table-cell>
          <table:table-cell office:value-type="float" office:value="2004" calcext:value-type="float">
            <text:p>2004</text:p>
          </table:table-cell>
          <table:table-cell table:number-columns-repeated="1638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Congo </text:p>
          </table:table-cell>
          <table:table-cell table:style-name="ce4" office:value-type="float" office:value="3673" calcext:value-type="float">
            <text:p>$3,673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Cameroon </text:p>
          </table:table-cell>
          <table:table-cell table:style-name="ce4" office:value-type="float" office:value="3642" calcext:value-type="float">
            <text:p>$3,642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East Timor </text:p>
          </table:table-cell>
          <table:table-cell table:style-name="ce4" office:value-type="float" office:value="3553" calcext:value-type="float">
            <text:p>$3,553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Zambia </text:p>
          </table:table-cell>
          <table:table-cell table:style-name="ce4" office:value-type="float" office:value="3470" calcext:value-type="float">
            <text:p>$3,470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Micronesia </text:p>
          </table:table-cell>
          <table:table-cell table:style-name="ce4" office:value-type="float" office:value="3464" calcext:value-type="float">
            <text:p>$3,464.00</text:p>
          </table:table-cell>
          <table:table-cell office:value-type="float" office:value="2018" calcext:value-type="float">
            <text:p>2018</text:p>
          </table:table-cell>
          <table:table-cell table:number-columns-repeated="1638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Nepal </text:p>
          </table:table-cell>
          <table:table-cell table:style-name="ce4" office:value-type="float" office:value="3417" calcext:value-type="float">
            <text:p>$3,417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enegal </text:p>
          </table:table-cell>
          <table:table-cell table:style-name="ce4" office:value-type="float" office:value="3395" calcext:value-type="float">
            <text:p>$3,395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Tajikistan </text:p>
          </table:table-cell>
          <table:table-cell table:style-name="ce4" office:value-type="float" office:value="3380" calcext:value-type="float">
            <text:p>$3,380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Benin </text:p>
          </table:table-cell>
          <table:table-cell table:style-name="ce4" office:value-type="float" office:value="3287" calcext:value-type="float">
            <text:p>$3,287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Vanuatu </text:p>
          </table:table-cell>
          <table:table-cell table:style-name="ce4" office:value-type="float" office:value="3153" calcext:value-type="float">
            <text:p>$3,153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Comoros </text:p>
          </table:table-cell>
          <table:table-cell table:style-name="ce4" office:value-type="float" office:value="3060" calcext:value-type="float">
            <text:p>$3,060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Haiti </text:p>
          </table:table-cell>
          <table:table-cell table:style-name="ce4" office:value-type="float" office:value="2905" calcext:value-type="float">
            <text:p>$2,905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yria </text:p>
          </table:table-cell>
          <table:table-cell table:style-name="ce4" office:value-type="float" office:value="2900" calcext:value-type="float">
            <text:p>$2,900.00</text:p>
          </table:table-cell>
          <table:table-cell office:value-type="float" office:value="2015" calcext:value-type="float">
            <text:p>2015</text:p>
          </table:table-cell>
          <table:table-cell table:number-columns-repeated="16380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Zimbabwe </text:p>
          </table:table-cell>
          <table:table-cell table:style-name="ce4" office:value-type="float" office:value="2836" calcext:value-type="float">
            <text:p>$2,836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Lesotho </text:p>
          </table:table-cell>
          <table:table-cell table:style-name="ce4" office:value-type="float" office:value="2704" calcext:value-type="float">
            <text:p>$2,704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olomon Islands </text:p>
          </table:table-cell>
          <table:table-cell table:style-name="ce4" office:value-type="float" office:value="2663" calcext:value-type="float">
            <text:p>$2,663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Tanzania </text:p>
          </table:table-cell>
          <table:table-cell table:style-name="ce4" office:value-type="float" office:value="2660" calcext:value-type="float">
            <text:p>$2,660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Guinea </text:p>
          </table:table-cell>
          <table:table-cell table:style-name="ce4" office:value-type="float" office:value="2562" calcext:value-type="float">
            <text:p>$2,562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Yemen </text:p>
          </table:table-cell>
          <table:table-cell table:style-name="ce4" office:value-type="float" office:value="2500" calcext:value-type="float">
            <text:p>$2,500.00</text:p>
          </table:table-cell>
          <table:table-cell office:value-type="float" office:value="2017" calcext:value-type="float">
            <text:p>2017</text:p>
          </table:table-cell>
          <table:table-cell table:number-columns-repeated="1638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Mali </text:p>
          </table:table-cell>
          <table:table-cell table:style-name="ce4" office:value-type="float" office:value="2322" calcext:value-type="float">
            <text:p>$2,322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Kiribati </text:p>
          </table:table-cell>
          <table:table-cell table:style-name="ce4" office:value-type="float" office:value="2272" calcext:value-type="float">
            <text:p>$2,272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Rwanda </text:p>
          </table:table-cell>
          <table:table-cell table:style-name="ce4" office:value-type="float" office:value="2227" calcext:value-type="float">
            <text:p>$2,227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Gambia </text:p>
          </table:table-cell>
          <table:table-cell table:style-name="ce4" office:value-type="float" office:value="2223" calcext:value-type="float">
            <text:p>$2,223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Ethiopia </text:p>
          </table:table-cell>
          <table:table-cell table:style-name="ce4" office:value-type="float" office:value="2221" calcext:value-type="float">
            <text:p>$2,221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Uganda </text:p>
          </table:table-cell>
          <table:table-cell table:style-name="ce4" office:value-type="float" office:value="2187" calcext:value-type="float">
            <text:p>$2,187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Burkina Faso </text:p>
          </table:table-cell>
          <table:table-cell table:style-name="ce4" office:value-type="float" office:value="2178" calcext:value-type="float">
            <text:p>$2,178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Afghanistan </text:p>
          </table:table-cell>
          <table:table-cell table:style-name="ce4" office:value-type="float" office:value="2065" calcext:value-type="float">
            <text:p>$2,065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Guinea-Bissau </text:p>
          </table:table-cell>
          <table:table-cell table:style-name="ce4" office:value-type="float" office:value="1989" calcext:value-type="float">
            <text:p>$1,989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ierra Leone </text:p>
          </table:table-cell>
          <table:table-cell table:style-name="ce4" office:value-type="float" office:value="1718" calcext:value-type="float">
            <text:p>$1,718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North Korea </text:p>
          </table:table-cell>
          <table:table-cell table:style-name="ce4" office:value-type="float" office:value="1700" calcext:value-type="float">
            <text:p>$1,700.00</text:p>
          </table:table-cell>
          <table:table-cell office:value-type="float" office:value="2015" calcext:value-type="float">
            <text:p>2015</text:p>
          </table:table-cell>
          <table:table-cell table:number-columns-repeated="16380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Madagascar </text:p>
          </table:table-cell>
          <table:table-cell table:style-name="ce4" office:value-type="float" office:value="1647" calcext:value-type="float">
            <text:p>$1,647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Eritrea </text:p>
          </table:table-cell>
          <table:table-cell table:style-name="ce4" office:value-type="float" office:value="1600" calcext:value-type="float">
            <text:p>$1,600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outh Sudan </text:p>
          </table:table-cell>
          <table:table-cell table:style-name="ce4" office:value-type="float" office:value="1600" calcext:value-type="float">
            <text:p>$1,600.00</text:p>
          </table:table-cell>
          <table:table-cell office:value-type="float" office:value="2017" calcext:value-type="float">
            <text:p>2017</text:p>
          </table:table-cell>
          <table:table-cell table:number-columns-repeated="16380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Togo </text:p>
          </table:table-cell>
          <table:table-cell table:style-name="ce4" office:value-type="float" office:value="1597" calcext:value-type="float">
            <text:p>$1,597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Chad </text:p>
          </table:table-cell>
          <table:table-cell table:style-name="ce4" office:value-type="float" office:value="1580" calcext:value-type="float">
            <text:p>$1,580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Liberia </text:p>
          </table:table-cell>
          <table:table-cell table:style-name="ce4" office:value-type="float" office:value="1428" calcext:value-type="float">
            <text:p>$1,428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Mozambique </text:p>
          </table:table-cell>
          <table:table-cell table:style-name="ce4" office:value-type="float" office:value="1281" calcext:value-type="float">
            <text:p>$1,281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Niger </text:p>
          </table:table-cell>
          <table:table-cell table:style-name="ce4" office:value-type="float" office:value="1225" calcext:value-type="float">
            <text:p>$1,225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DR Congo </text:p>
          </table:table-cell>
          <table:table-cell table:style-name="ce4" office:value-type="float" office:value="1098" calcext:value-type="float">
            <text:p>$1,098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Malawi </text:p>
          </table:table-cell>
          <table:table-cell table:style-name="ce4" office:value-type="float" office:value="1060" calcext:value-type="float">
            <text:p>$1,060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Central African Republic </text:p>
          </table:table-cell>
          <table:table-cell table:style-name="ce4" office:value-type="float" office:value="945" calcext:value-type="float">
            <text:p>$945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omalia </text:p>
          </table:table-cell>
          <table:table-cell table:style-name="ce4" office:value-type="float" office:value="875.2" calcext:value-type="float">
            <text:p>$875.20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Burundi </text:p>
          </table:table-cell>
          <table:table-cell table:style-name="ce4" office:value-type="float" office:value="752" calcext:value-type="float">
            <text:p>$752.00</text:p>
          </table:table-cell>
          <table:table-cell office:value-type="float" office:value="2019" calcext:value-type="float">
            <text:p>2019</text:p>
          </table:table-cell>
          <table:table-cell table:number-columns-repeated="16380"/>
        </table:table-row>
        <table:table-row table:style-name="ro1" table:number-rows-repeated="104834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Life Expectancy" table:style-name="ta2">
        <table:table-column table:style-name="co5" table:default-cell-style-name="Default"/>
        <table:table-column table:style-name="co6" table:default-cell-style-name="Default"/>
        <table:table-column table:style-name="co7" table:default-cell-style-name="ce7"/>
        <table:table-column table:style-name="co8" table:default-cell-style-name="Default"/>
        <table:table-column table:style-name="co1" table:number-columns-repeated="16380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Life expectancy at birth</text:p>
          </table:table-cell>
          <table:table-cell table:style-name="ce1" office:value-type="string" calcext:value-type="string">
            <text:p>Date of Information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ng Kong</text:p>
          </table:table-cell>
          <table:table-cell office:value-type="float" office:value="84.9" calcext:value-type="float">
            <text:p><text:s/>84.9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pan</text:p>
          </table:table-cell>
          <table:table-cell office:value-type="float" office:value="84.6" calcext:value-type="float">
            <text:p><text:s/>84.6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itzerland</text:p>
          </table:table-cell>
          <table:table-cell office:value-type="float" office:value="83.8" calcext:value-type="float">
            <text:p><text:s/>83.8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ngapore</text:p>
          </table:table-cell>
          <table:table-cell office:value-type="float" office:value="83.6" calcext:value-type="float">
            <text:p><text:s/>83.6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ain</text:p>
          </table:table-cell>
          <table:table-cell office:value-type="float" office:value="83.5" calcext:value-type="float">
            <text:p><text:s/>83.5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taly</text:p>
          </table:table-cell>
          <table:table-cell office:value-type="float" office:value="83.4" calcext:value-type="float">
            <text:p><text:s/>83.4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stralia</text:p>
          </table:table-cell>
          <table:table-cell office:value-type="float" office:value="83.4" calcext:value-type="float">
            <text:p><text:s/>83.4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celand</text:p>
          </table:table-cell>
          <table:table-cell office:value-type="float" office:value="83" calcext:value-type="float">
            <text:p><text:s/>83.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srael</text:p>
          </table:table-cell>
          <table:table-cell office:value-type="float" office:value="83" calcext:value-type="float">
            <text:p><text:s/>83.0 </text:p>
          </table:table-cell>
          <table:table-cell office:value-type="float" office:value="2020" calcext:value-type="float">
            <text:p>2020</text:p>
          </table:table-cell>
          <table:table-cell table:number-columns-repeated="11"/>
          <table:table-cell table:style-name="ce7"/>
          <table:table-cell table:number-columns-repeated="1636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outh Korea</text:p>
          </table:table-cell>
          <table:table-cell office:value-type="float" office:value="83" calcext:value-type="float">
            <text:p><text:s/>83.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weden</text:p>
          </table:table-cell>
          <table:table-cell office:value-type="float" office:value="82.8" calcext:value-type="float">
            <text:p><text:s/>82.8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nce</text:p>
          </table:table-cell>
          <table:table-cell office:value-type="float" office:value="82.7" calcext:value-type="float">
            <text:p><text:s/>82.7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lta</text:p>
          </table:table-cell>
          <table:table-cell office:value-type="float" office:value="82.5" calcext:value-type="float">
            <text:p><text:s/>82.5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rway</text:p>
          </table:table-cell>
          <table:table-cell office:value-type="float" office:value="82.4" calcext:value-type="float">
            <text:p><text:s/>82.4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nada</text:p>
          </table:table-cell>
          <table:table-cell office:value-type="float" office:value="82.4" calcext:value-type="float">
            <text:p><text:s/>82.4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reland</text:p>
          </table:table-cell>
          <table:table-cell office:value-type="float" office:value="82.3" calcext:value-type="float">
            <text:p><text:s/>82.3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etherlands</text:p>
          </table:table-cell>
          <table:table-cell office:value-type="float" office:value="82.3" calcext:value-type="float">
            <text:p><text:s/>82.3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ew Zealand</text:p>
          </table:table-cell>
          <table:table-cell office:value-type="float" office:value="82.3" calcext:value-type="float">
            <text:p><text:s/>82.3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uxembourg</text:p>
          </table:table-cell>
          <table:table-cell office:value-type="float" office:value="82.3" calcext:value-type="float">
            <text:p><text:s/>82.3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reece</text:p>
          </table:table-cell>
          <table:table-cell office:value-type="float" office:value="82.2" calcext:value-type="float">
            <text:p><text:s/>82.2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ortugal</text:p>
          </table:table-cell>
          <table:table-cell office:value-type="float" office:value="82.1" calcext:value-type="float">
            <text:p><text:s/>82.1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inland</text:p>
          </table:table-cell>
          <table:table-cell office:value-type="float" office:value="81.9" calcext:value-type="float">
            <text:p><text:s/>81.9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ndorra</text:p>
          </table:table-cell>
          <table:table-cell office:value-type="float" office:value="81.9" calcext:value-type="float">
            <text:p><text:s/>81.9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elgium</text:p>
          </table:table-cell>
          <table:table-cell office:value-type="float" office:value="81.6" calcext:value-type="float">
            <text:p><text:s/>81.6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ustria</text:p>
          </table:table-cell>
          <table:table-cell office:value-type="float" office:value="81.5" calcext:value-type="float">
            <text:p><text:s/>81.5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ermany</text:p>
          </table:table-cell>
          <table:table-cell office:value-type="float" office:value="81.3" calcext:value-type="float">
            <text:p><text:s/>81.3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nited Kingdom</text:p>
          </table:table-cell>
          <table:table-cell office:value-type="float" office:value="81.3" calcext:value-type="float">
            <text:p><text:s/>81.3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lovenia</text:p>
          </table:table-cell>
          <table:table-cell office:value-type="float" office:value="81.3" calcext:value-type="float">
            <text:p><text:s/>81.3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yprus</text:p>
          </table:table-cell>
          <table:table-cell office:value-type="float" office:value="81" calcext:value-type="float">
            <text:p><text:s/>81.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enmark</text:p>
          </table:table-cell>
          <table:table-cell office:value-type="float" office:value="80.9" calcext:value-type="float">
            <text:p><text:s/>80.9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iechtenstein</text:p>
          </table:table-cell>
          <table:table-cell office:value-type="float" office:value="80.7" calcext:value-type="float">
            <text:p><text:s/>80.7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osta Rica</text:p>
          </table:table-cell>
          <table:table-cell office:value-type="float" office:value="80.3" calcext:value-type="float">
            <text:p><text:s/>80.3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hile</text:p>
          </table:table-cell>
          <table:table-cell office:value-type="float" office:value="80.2" calcext:value-type="float">
            <text:p><text:s/>80.2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Qatar</text:p>
          </table:table-cell>
          <table:table-cell office:value-type="float" office:value="80.2" calcext:value-type="float">
            <text:p><text:s/>80.2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zech Republic</text:p>
          </table:table-cell>
          <table:table-cell office:value-type="float" office:value="79.4" calcext:value-type="float">
            <text:p><text:s/>79.4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arbados</text:p>
          </table:table-cell>
          <table:table-cell office:value-type="float" office:value="79.2" calcext:value-type="float">
            <text:p><text:s/>79.2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United States</text:p>
          </table:table-cell>
          <table:table-cell office:value-type="float" office:value="79.1" calcext:value-type="float">
            <text:p><text:s/>79.1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ebanon</text:p>
          </table:table-cell>
          <table:table-cell office:value-type="float" office:value="78.9" calcext:value-type="float">
            <text:p><text:s/>78.9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aldives</text:p>
          </table:table-cell>
          <table:table-cell office:value-type="float" office:value="78.9" calcext:value-type="float">
            <text:p><text:s/>78.9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stonia</text:p>
          </table:table-cell>
          <table:table-cell office:value-type="float" office:value="78.8" calcext:value-type="float">
            <text:p><text:s/>78.8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uba</text:p>
          </table:table-cell>
          <table:table-cell office:value-type="float" office:value="78.8" calcext:value-type="float">
            <text:p><text:s/>78.8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oland</text:p>
          </table:table-cell>
          <table:table-cell office:value-type="float" office:value="78.7" calcext:value-type="float">
            <text:p><text:s/>78.7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lbania</text:p>
          </table:table-cell>
          <table:table-cell office:value-type="float" office:value="78.6" calcext:value-type="float">
            <text:p><text:s/>78.6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roatia</text:p>
          </table:table-cell>
          <table:table-cell office:value-type="float" office:value="78.5" calcext:value-type="float">
            <text:p><text:s/>78.5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anama</text:p>
          </table:table-cell>
          <table:table-cell office:value-type="float" office:value="78.5" calcext:value-type="float">
            <text:p><text:s/>78.5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ominica</text:p>
          </table:table-cell>
          <table:table-cell office:value-type="float" office:value="78.2" calcext:value-type="float">
            <text:p><text:s/>78.2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United Arab Emirates</text:p>
          </table:table-cell>
          <table:table-cell office:value-type="float" office:value="78" calcext:value-type="float">
            <text:p><text:s/>78.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Uruguay</text:p>
          </table:table-cell>
          <table:table-cell office:value-type="float" office:value="77.9" calcext:value-type="float">
            <text:p><text:s/>77.9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Oman</text:p>
          </table:table-cell>
          <table:table-cell office:value-type="float" office:value="77.9" calcext:value-type="float">
            <text:p><text:s/>77.9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urkey</text:p>
          </table:table-cell>
          <table:table-cell office:value-type="float" office:value="77.7" calcext:value-type="float">
            <text:p><text:s/>77.7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lovakia</text:p>
          </table:table-cell>
          <table:table-cell office:value-type="float" office:value="77.5" calcext:value-type="float">
            <text:p><text:s/>77.5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osnia and Herzegovina</text:p>
          </table:table-cell>
          <table:table-cell office:value-type="float" office:value="77.4" calcext:value-type="float">
            <text:p><text:s/>77.4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ahrain</text:p>
          </table:table-cell>
          <table:table-cell office:value-type="float" office:value="77.3" calcext:value-type="float">
            <text:p><text:s/>77.3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ombia</text:p>
          </table:table-cell>
          <table:table-cell office:value-type="float" office:value="77.3" calcext:value-type="float">
            <text:p><text:s/>77.3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hailand</text:p>
          </table:table-cell>
          <table:table-cell office:value-type="float" office:value="77.2" calcext:value-type="float">
            <text:p><text:s/>77.2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ri Lanka</text:p>
          </table:table-cell>
          <table:table-cell office:value-type="float" office:value="77" calcext:value-type="float">
            <text:p><text:s/>77.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ntigua and Barbuda</text:p>
          </table:table-cell>
          <table:table-cell office:value-type="float" office:value="77" calcext:value-type="float">
            <text:p><text:s/>77.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cuador</text:p>
          </table:table-cell>
          <table:table-cell office:value-type="float" office:value="77" calcext:value-type="float">
            <text:p><text:s/>77.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ungary</text:p>
          </table:table-cell>
          <table:table-cell office:value-type="float" office:value="76.9" calcext:value-type="float">
            <text:p><text:s/>76.9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ontenegro</text:p>
          </table:table-cell>
          <table:table-cell office:value-type="float" office:value="76.9" calcext:value-type="float">
            <text:p><text:s/>76.9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hina</text:p>
          </table:table-cell>
          <table:table-cell office:value-type="float" office:value="76.9" calcext:value-type="float">
            <text:p><text:s/>76.9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lgeria</text:p>
          </table:table-cell>
          <table:table-cell office:value-type="float" office:value="76.9" calcext:value-type="float">
            <text:p><text:s/>76.9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rgentina</text:p>
          </table:table-cell>
          <table:table-cell office:value-type="float" office:value="76.7" calcext:value-type="float">
            <text:p><text:s/>76.7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Iran</text:p>
          </table:table-cell>
          <table:table-cell office:value-type="float" office:value="76.7" calcext:value-type="float">
            <text:p><text:s/>76.7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eru</text:p>
          </table:table-cell>
          <table:table-cell office:value-type="float" office:value="76.7" calcext:value-type="float">
            <text:p><text:s/>76.7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unisia</text:p>
          </table:table-cell>
          <table:table-cell office:value-type="float" office:value="76.7" calcext:value-type="float">
            <text:p><text:s/>76.7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orocco</text:p>
          </table:table-cell>
          <table:table-cell office:value-type="float" office:value="76.7" calcext:value-type="float">
            <text:p><text:s/>76.7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alaysia</text:p>
          </table:table-cell>
          <table:table-cell office:value-type="float" office:value="76.2" calcext:value-type="float">
            <text:p><text:s/>76.2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aint Lucia</text:p>
          </table:table-cell>
          <table:table-cell office:value-type="float" office:value="76.2" calcext:value-type="float">
            <text:p><text:s/>76.2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omania</text:p>
          </table:table-cell>
          <table:table-cell office:value-type="float" office:value="76.1" calcext:value-type="float">
            <text:p><text:s/>76.1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erbia</text:p>
          </table:table-cell>
          <table:table-cell office:value-type="float" office:value="76" calcext:value-type="float">
            <text:p><text:s/>76.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Lithuania</text:p>
          </table:table-cell>
          <table:table-cell office:value-type="float" office:value="75.9" calcext:value-type="float">
            <text:p><text:s/>75.9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Brunei</text:p>
          </table:table-cell>
          <table:table-cell office:value-type="float" office:value="75.9" calcext:value-type="float">
            <text:p><text:s/>75.9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Brazil</text:p>
          </table:table-cell>
          <table:table-cell office:value-type="float" office:value="75.9" calcext:value-type="float">
            <text:p><text:s/>75.9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orth Macedonia</text:p>
          </table:table-cell>
          <table:table-cell office:value-type="float" office:value="75.8" calcext:value-type="float">
            <text:p><text:s/>75.8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Latin America and the Caribbean</text:p>
          </table:table-cell>
          <table:table-cell office:value-type="float" office:value="75.6" calcext:value-type="float">
            <text:p><text:s/>75.6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Kuwait</text:p>
          </table:table-cell>
          <table:table-cell office:value-type="float" office:value="75.5" calcext:value-type="float">
            <text:p><text:s/>75.5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Vietnam</text:p>
          </table:table-cell>
          <table:table-cell office:value-type="float" office:value="75.4" calcext:value-type="float">
            <text:p><text:s/>75.4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ast Asia and the Pacific</text:p>
          </table:table-cell>
          <table:table-cell office:value-type="float" office:value="75.4" calcext:value-type="float">
            <text:p><text:s/>75.4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Latvia</text:p>
          </table:table-cell>
          <table:table-cell office:value-type="float" office:value="75.3" calcext:value-type="float">
            <text:p><text:s/>75.3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Honduras</text:p>
          </table:table-cell>
          <table:table-cell office:value-type="float" office:value="75.3" calcext:value-type="float">
            <text:p><text:s/>75.3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audi Arabia</text:p>
          </table:table-cell>
          <table:table-cell office:value-type="float" office:value="75.1" calcext:value-type="float">
            <text:p><text:s/>75.1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ulgaria</text:p>
          </table:table-cell>
          <table:table-cell office:value-type="float" office:value="75.1" calcext:value-type="float">
            <text:p><text:s/>75.1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exico</text:p>
          </table:table-cell>
          <table:table-cell office:value-type="float" office:value="75.1" calcext:value-type="float">
            <text:p><text:s/>75.1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rmenia</text:p>
          </table:table-cell>
          <table:table-cell office:value-type="float" office:value="75.1" calcext:value-type="float">
            <text:p><text:s/>75.1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Mauritius</text:p>
          </table:table-cell>
          <table:table-cell office:value-type="float" office:value="75" calcext:value-type="float">
            <text:p><text:s/>75.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Belarus</text:p>
          </table:table-cell>
          <table:table-cell office:value-type="float" office:value="74.8" calcext:value-type="float">
            <text:p><text:s/>74.8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aint Kitts and Nevis</text:p>
          </table:table-cell>
          <table:table-cell office:value-type="float" office:value="74.8" calcext:value-type="float">
            <text:p><text:s/>74.8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Belize</text:p>
          </table:table-cell>
          <table:table-cell office:value-type="float" office:value="74.6" calcext:value-type="float">
            <text:p><text:s/>74.6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Jamaica</text:p>
          </table:table-cell>
          <table:table-cell office:value-type="float" office:value="74.5" calcext:value-type="float">
            <text:p><text:s/>74.5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Jordan</text:p>
          </table:table-cell>
          <table:table-cell office:value-type="float" office:value="74.5" calcext:value-type="float">
            <text:p><text:s/>74.5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Nicaragua</text:p>
          </table:table-cell>
          <table:table-cell office:value-type="float" office:value="74.5" calcext:value-type="float">
            <text:p><text:s/>74.5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Europe and Central Asia</text:p>
          </table:table-cell>
          <table:table-cell office:value-type="float" office:value="74.4" calcext:value-type="float">
            <text:p><text:s/>74.4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araguay</text:p>
          </table:table-cell>
          <table:table-cell office:value-type="float" office:value="74.3" calcext:value-type="float">
            <text:p><text:s/>74.3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uatemala</text:p>
          </table:table-cell>
          <table:table-cell office:value-type="float" office:value="74.3" calcext:value-type="float">
            <text:p><text:s/>74.3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ominican Republic</text:p>
          </table:table-cell>
          <table:table-cell office:value-type="float" office:value="74.1" calcext:value-type="float">
            <text:p><text:s/>74.1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alestine</text:p>
          </table:table-cell>
          <table:table-cell office:value-type="float" office:value="74.1" calcext:value-type="float">
            <text:p><text:s/>74.1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arshall Islands</text:p>
          </table:table-cell>
          <table:table-cell office:value-type="float" office:value="74.1" calcext:value-type="float">
            <text:p><text:s/>74.1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alau</text:p>
          </table:table-cell>
          <table:table-cell office:value-type="float" office:value="73.9" calcext:value-type="float">
            <text:p><text:s/>73.9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ahamas</text:p>
          </table:table-cell>
          <table:table-cell office:value-type="float" office:value="73.9" calcext:value-type="float">
            <text:p><text:s/>73.9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eorgia</text:p>
          </table:table-cell>
          <table:table-cell office:value-type="float" office:value="73.8" calcext:value-type="float">
            <text:p><text:s/>73.8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Kazakhstan</text:p>
          </table:table-cell>
          <table:table-cell office:value-type="float" office:value="73.6" calcext:value-type="float">
            <text:p><text:s/>73.6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rinidad and Tobago</text:p>
          </table:table-cell>
          <table:table-cell office:value-type="float" office:value="73.6" calcext:value-type="float">
            <text:p><text:s/>73.6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eychelles</text:p>
          </table:table-cell>
          <table:table-cell office:value-type="float" office:value="73.4" calcext:value-type="float">
            <text:p><text:s/>73.4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amoa</text:p>
          </table:table-cell>
          <table:table-cell office:value-type="float" office:value="73.3" calcext:value-type="float">
            <text:p><text:s/>73.3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El Salvador</text:p>
          </table:table-cell>
          <table:table-cell office:value-type="float" office:value="73.3" calcext:value-type="float">
            <text:p><text:s/>73.3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Azerbaijan</text:p>
          </table:table-cell>
          <table:table-cell office:value-type="float" office:value="73" calcext:value-type="float">
            <text:p><text:s/>73.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ape Verde</text:p>
          </table:table-cell>
          <table:table-cell office:value-type="float" office:value="73" calcext:value-type="float">
            <text:p><text:s/>73.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olomon Islands</text:p>
          </table:table-cell>
          <table:table-cell office:value-type="float" office:value="73" calcext:value-type="float">
            <text:p><text:s/>73.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ibya</text:p>
          </table:table-cell>
          <table:table-cell office:value-type="float" office:value="72.9" calcext:value-type="float">
            <text:p><text:s/>72.9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World</text:p>
          </table:table-cell>
          <table:table-cell office:value-type="float" office:value="72.8" calcext:value-type="float">
            <text:p><text:s/>72.8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yria</text:p>
          </table:table-cell>
          <table:table-cell office:value-type="float" office:value="72.7" calcext:value-type="float">
            <text:p><text:s/>72.7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Russia</text:p>
          </table:table-cell>
          <table:table-cell office:value-type="float" office:value="72.9" calcext:value-type="float">
            <text:p><text:s/>72.9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Bangladesh</text:p>
          </table:table-cell>
          <table:table-cell office:value-type="float" office:value="72.6" calcext:value-type="float">
            <text:p><text:s/>72.6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aint Vincent and the Grenadines</text:p>
          </table:table-cell>
          <table:table-cell office:value-type="float" office:value="72.5" calcext:value-type="float">
            <text:p><text:s/>72.5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Grenada</text:p>
          </table:table-cell>
          <table:table-cell office:value-type="float" office:value="72.4" calcext:value-type="float">
            <text:p><text:s/>72.4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Ukraine</text:p>
          </table:table-cell>
          <table:table-cell office:value-type="float" office:value="72.1" calcext:value-type="float">
            <text:p><text:s/>72.1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rab States</text:p>
          </table:table-cell>
          <table:table-cell office:value-type="float" office:value="72.1" calcext:value-type="float">
            <text:p><text:s/>72.1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Venezuela</text:p>
          </table:table-cell>
          <table:table-cell office:value-type="float" office:value="72.1" calcext:value-type="float">
            <text:p><text:s/>72.1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Egypt</text:p>
          </table:table-cell>
          <table:table-cell office:value-type="float" office:value="72" calcext:value-type="float">
            <text:p><text:s/>72.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Moldova</text:p>
          </table:table-cell>
          <table:table-cell office:value-type="float" office:value="71.9" calcext:value-type="float">
            <text:p><text:s/>71.9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Bhutan</text:p>
          </table:table-cell>
          <table:table-cell office:value-type="float" office:value="71.8" calcext:value-type="float">
            <text:p><text:s/>71.8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uriname</text:p>
          </table:table-cell>
          <table:table-cell office:value-type="float" office:value="71.8" calcext:value-type="float">
            <text:p><text:s/>71.8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Uzbekistan</text:p>
          </table:table-cell>
          <table:table-cell office:value-type="float" office:value="71.7" calcext:value-type="float">
            <text:p><text:s/>71.7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Indonesia</text:p>
          </table:table-cell>
          <table:table-cell office:value-type="float" office:value="71.7" calcext:value-type="float">
            <text:p><text:s/>71.7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Bolivia</text:p>
          </table:table-cell>
          <table:table-cell office:value-type="float" office:value="71.5" calcext:value-type="float">
            <text:p><text:s/>71.5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Kyrgyzstan</text:p>
          </table:table-cell>
          <table:table-cell office:value-type="float" office:value="71.5" calcext:value-type="float">
            <text:p><text:s/>71.5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hilippines</text:p>
          </table:table-cell>
          <table:table-cell office:value-type="float" office:value="71.2" calcext:value-type="float">
            <text:p><text:s/>71.2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ajikistan</text:p>
          </table:table-cell>
          <table:table-cell office:value-type="float" office:value="71.1" calcext:value-type="float">
            <text:p><text:s/>71.1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onga</text:p>
          </table:table-cell>
          <table:table-cell office:value-type="float" office:value="70.9" calcext:value-type="float">
            <text:p><text:s/>70.9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Nepal</text:p>
          </table:table-cell>
          <table:table-cell office:value-type="float" office:value="70.8" calcext:value-type="float">
            <text:p><text:s/>70.8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Iraq</text:p>
          </table:table-cell>
          <table:table-cell office:value-type="float" office:value="70.6" calcext:value-type="float">
            <text:p><text:s/>70.6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Vanuatu</text:p>
          </table:table-cell>
          <table:table-cell office:value-type="float" office:value="70.5" calcext:value-type="float">
            <text:p><text:s/>70.5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ão Tomé and Príncipe</text:p>
          </table:table-cell>
          <table:table-cell office:value-type="float" office:value="70.4" calcext:value-type="float">
            <text:p><text:s/>70.4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Mongolia</text:p>
          </table:table-cell>
          <table:table-cell office:value-type="float" office:value="69.9" calcext:value-type="float">
            <text:p><text:s/>69.9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outh Asia</text:p>
          </table:table-cell>
          <table:table-cell office:value-type="float" office:value="69.9" calcext:value-type="float">
            <text:p><text:s/>69.9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Guyana</text:p>
          </table:table-cell>
          <table:table-cell office:value-type="float" office:value="69.9" calcext:value-type="float">
            <text:p><text:s/>69.9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Cambodia</text:p>
          </table:table-cell>
          <table:table-cell office:value-type="float" office:value="69.8" calcext:value-type="float">
            <text:p><text:s/>69.8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India</text:p>
          </table:table-cell>
          <table:table-cell office:value-type="float" office:value="69.7" calcext:value-type="float">
            <text:p><text:s/>69.7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Botswana</text:p>
          </table:table-cell>
          <table:table-cell office:value-type="float" office:value="69.6" calcext:value-type="float">
            <text:p><text:s/>69.6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East Timor</text:p>
          </table:table-cell>
          <table:table-cell office:value-type="float" office:value="69.5" calcext:value-type="float">
            <text:p><text:s/>69.5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Rwanda</text:p>
          </table:table-cell>
          <table:table-cell office:value-type="float" office:value="69" calcext:value-type="float">
            <text:p><text:s/>69.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Kiribati</text:p>
          </table:table-cell>
          <table:table-cell office:value-type="float" office:value="68.4" calcext:value-type="float">
            <text:p><text:s/>68.4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Turkmenistan</text:p>
          </table:table-cell>
          <table:table-cell office:value-type="float" office:value="68.2" calcext:value-type="float">
            <text:p><text:s/>68.2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Micronesia</text:p>
          </table:table-cell>
          <table:table-cell office:value-type="float" office:value="67.9" calcext:value-type="float">
            <text:p><text:s/>67.9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Laos</text:p>
          </table:table-cell>
          <table:table-cell office:value-type="float" office:value="67.9" calcext:value-type="float">
            <text:p><text:s/>67.9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enegal</text:p>
          </table:table-cell>
          <table:table-cell office:value-type="float" office:value="67.9" calcext:value-type="float">
            <text:p><text:s/>67.9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Fiji</text:p>
          </table:table-cell>
          <table:table-cell office:value-type="float" office:value="67.4" calcext:value-type="float">
            <text:p><text:s/>67.4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akistan</text:p>
          </table:table-cell>
          <table:table-cell office:value-type="float" office:value="67.3" calcext:value-type="float">
            <text:p><text:s/>67.3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Myanmar</text:p>
          </table:table-cell>
          <table:table-cell office:value-type="float" office:value="67.1" calcext:value-type="float">
            <text:p><text:s/>67.1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Djibouti</text:p>
          </table:table-cell>
          <table:table-cell office:value-type="float" office:value="67.1" calcext:value-type="float">
            <text:p><text:s/>67.1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Madagascar</text:p>
          </table:table-cell>
          <table:table-cell office:value-type="float" office:value="67" calcext:value-type="float">
            <text:p><text:s/>67.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Kenya</text:p>
          </table:table-cell>
          <table:table-cell office:value-type="float" office:value="66.7" calcext:value-type="float">
            <text:p><text:s/>66.7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Ethiopia</text:p>
          </table:table-cell>
          <table:table-cell office:value-type="float" office:value="66.6" calcext:value-type="float">
            <text:p><text:s/>66.6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Gabon</text:p>
          </table:table-cell>
          <table:table-cell office:value-type="float" office:value="66.5" calcext:value-type="float">
            <text:p><text:s/>66.5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Eritrea</text:p>
          </table:table-cell>
          <table:table-cell office:value-type="float" office:value="66.3" calcext:value-type="float">
            <text:p><text:s/>66.3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Yemen</text:p>
          </table:table-cell>
          <table:table-cell office:value-type="float" office:value="66.1" calcext:value-type="float">
            <text:p><text:s/>66.1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Tanzania</text:p>
          </table:table-cell>
          <table:table-cell office:value-type="float" office:value="65.5" calcext:value-type="float">
            <text:p><text:s/>65.5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Sudan</text:p>
          </table:table-cell>
          <table:table-cell office:value-type="float" office:value="65.3" calcext:value-type="float">
            <text:p><text:s/>65.3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Mauritania</text:p>
          </table:table-cell>
          <table:table-cell office:value-type="float" office:value="64.9" calcext:value-type="float">
            <text:p><text:s/>64.9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fghanistan</text:p>
          </table:table-cell>
          <table:table-cell office:value-type="float" office:value="64.8" calcext:value-type="float">
            <text:p><text:s/>64.8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Congo</text:p>
          </table:table-cell>
          <table:table-cell office:value-type="float" office:value="64.6" calcext:value-type="float">
            <text:p><text:s/>64.6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Papua New Guinea</text:p>
          </table:table-cell>
          <table:table-cell office:value-type="float" office:value="64.5" calcext:value-type="float">
            <text:p><text:s/>64.5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omoros</text:p>
          </table:table-cell>
          <table:table-cell office:value-type="float" office:value="64.3" calcext:value-type="float">
            <text:p><text:s/>64.3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Malawi</text:p>
          </table:table-cell>
          <table:table-cell office:value-type="float" office:value="64.3" calcext:value-type="float">
            <text:p><text:s/>64.3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outh Africa</text:p>
          </table:table-cell>
          <table:table-cell office:value-type="float" office:value="64.1" calcext:value-type="float">
            <text:p><text:s/>64.1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Ghana</text:p>
          </table:table-cell>
          <table:table-cell office:value-type="float" office:value="64.1" calcext:value-type="float">
            <text:p><text:s/>64.1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Liberia</text:p>
          </table:table-cell>
          <table:table-cell office:value-type="float" office:value="64.1" calcext:value-type="float">
            <text:p><text:s/>64.1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Haiti</text:p>
          </table:table-cell>
          <table:table-cell office:value-type="float" office:value="64" calcext:value-type="float">
            <text:p><text:s/>64.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Zambia</text:p>
          </table:table-cell>
          <table:table-cell office:value-type="float" office:value="63.9" calcext:value-type="float">
            <text:p><text:s/>63.9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Namibia</text:p>
          </table:table-cell>
          <table:table-cell office:value-type="float" office:value="63.7" calcext:value-type="float">
            <text:p><text:s/>63.7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Uganda</text:p>
          </table:table-cell>
          <table:table-cell office:value-type="float" office:value="63.4" calcext:value-type="float">
            <text:p><text:s/>63.4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Niger</text:p>
          </table:table-cell>
          <table:table-cell office:value-type="float" office:value="62.4" calcext:value-type="float">
            <text:p><text:s/>62.4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Gambia</text:p>
          </table:table-cell>
          <table:table-cell office:value-type="float" office:value="62.1" calcext:value-type="float">
            <text:p><text:s/>62.1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Benin</text:p>
          </table:table-cell>
          <table:table-cell office:value-type="float" office:value="61.8" calcext:value-type="float">
            <text:p><text:s/>61.8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Guinea</text:p>
          </table:table-cell>
          <table:table-cell office:value-type="float" office:value="61.6" calcext:value-type="float">
            <text:p><text:s/>61.6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Burkina Faso</text:p>
          </table:table-cell>
          <table:table-cell office:value-type="float" office:value="61.6" calcext:value-type="float">
            <text:p><text:s/>61.6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Burundi</text:p>
          </table:table-cell>
          <table:table-cell office:value-type="float" office:value="61.6" calcext:value-type="float">
            <text:p><text:s/>61.6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Zimbabwe</text:p>
          </table:table-cell>
          <table:table-cell office:value-type="float" office:value="61.5" calcext:value-type="float">
            <text:p><text:s/>61.5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Sub-Saharan Africa</text:p>
          </table:table-cell>
          <table:table-cell office:value-type="float" office:value="61.5" calcext:value-type="float">
            <text:p><text:s/>61.5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Angola</text:p>
          </table:table-cell>
          <table:table-cell office:value-type="float" office:value="61.2" calcext:value-type="float">
            <text:p><text:s/>61.2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Togo</text:p>
          </table:table-cell>
          <table:table-cell office:value-type="float" office:value="61" calcext:value-type="float">
            <text:p><text:s/>61.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Mozambique</text:p>
          </table:table-cell>
          <table:table-cell office:value-type="float" office:value="60.9" calcext:value-type="float">
            <text:p><text:s/>60.9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DR Congo</text:p>
          </table:table-cell>
          <table:table-cell office:value-type="float" office:value="60.7" calcext:value-type="float">
            <text:p><text:s/>60.7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Eswatini</text:p>
          </table:table-cell>
          <table:table-cell office:value-type="float" office:value="60.2" calcext:value-type="float">
            <text:p><text:s/>60.2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Cameroon</text:p>
          </table:table-cell>
          <table:table-cell office:value-type="float" office:value="59.3" calcext:value-type="float">
            <text:p><text:s/>59.3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Mali</text:p>
          </table:table-cell>
          <table:table-cell office:value-type="float" office:value="59.3" calcext:value-type="float">
            <text:p><text:s/>59.3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Equatorial Guinea</text:p>
          </table:table-cell>
          <table:table-cell office:value-type="float" office:value="58.7" calcext:value-type="float">
            <text:p><text:s/>58.7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Guinea-Bissau</text:p>
          </table:table-cell>
          <table:table-cell office:value-type="float" office:value="58.3" calcext:value-type="float">
            <text:p><text:s/>58.3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outh Sudan</text:p>
          </table:table-cell>
          <table:table-cell office:value-type="float" office:value="57.9" calcext:value-type="float">
            <text:p><text:s/>57.9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Ivory Coast</text:p>
          </table:table-cell>
          <table:table-cell office:value-type="float" office:value="57.8" calcext:value-type="float">
            <text:p><text:s/>57.8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Nigeria</text:p>
          </table:table-cell>
          <table:table-cell office:value-type="float" office:value="54.7" calcext:value-type="float">
            <text:p><text:s/>54.7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ierra Leone</text:p>
          </table:table-cell>
          <table:table-cell office:value-type="float" office:value="54.7" calcext:value-type="float">
            <text:p><text:s/>54.7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Lesotho</text:p>
          </table:table-cell>
          <table:table-cell office:value-type="float" office:value="54.3" calcext:value-type="float">
            <text:p><text:s/>54.3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Chad</text:p>
          </table:table-cell>
          <table:table-cell office:value-type="float" office:value="54.2" calcext:value-type="float">
            <text:p><text:s/>54.2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Central African Republic</text:p>
          </table:table-cell>
          <table:table-cell office:value-type="float" office:value="53.3" calcext:value-type="float">
            <text:p><text:s/>53.3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</table:table>
      <table:table table:name="Smartphones" table:style-name="ta3">
        <table:table-column table:style-name="co1" table:default-cell-style-name="Default"/>
        <table:table-column table:style-name="co9" table:default-cell-style-name="Default"/>
        <table:table-column table:style-name="co8" table:default-cell-style-name="ce9"/>
        <table:table-column table:style-name="co8" table:default-cell-style-name="Default"/>
        <table:table-column table:style-name="co1" table:number-columns-repeated="16380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Country</text:p>
          </table:table-cell>
          <table:table-cell table:style-name="ce8" office:value-type="string" office:string-value="Smartphone Users" calcext:value-type="string">
            <text:p><text:s/>Smartphone Users </text:p>
          </table:table-cell>
          <table:table-cell table:style-name="ce1" office:value-type="string" calcext:value-type="string">
            <text:p>Date of Information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ina</text:p>
          </table:table-cell>
          <table:table-cell office:value-type="float" office:value="1598360000" calcext:value-type="float">
            <text:p><text:s/>1,598,360,00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dia</text:p>
          </table:table-cell>
          <table:table-cell office:value-type="float" office:value="1281971713" calcext:value-type="float">
            <text:p><text:s/>1,281,971,713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donesia</text:p>
          </table:table-cell>
          <table:table-cell office:value-type="float" office:value="385573398" calcext:value-type="float">
            <text:p><text:s/>385,573,398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ited States</text:p>
          </table:table-cell>
          <table:table-cell office:value-type="float" office:value="327577529" calcext:value-type="float">
            <text:p><text:s/>327,577,529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azil</text:p>
          </table:table-cell>
          <table:table-cell office:value-type="float" office:value="284200000" calcext:value-type="float">
            <text:p><text:s/>284,200,00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ssia</text:p>
          </table:table-cell>
          <table:table-cell office:value-type="float" office:value="256116000" calcext:value-type="float">
            <text:p><text:s/>256,116,00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igeria</text:p>
          </table:table-cell>
          <table:table-cell office:value-type="float" office:value="167371945" calcext:value-type="float">
            <text:p><text:s/>167,371,945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ngladesh</text:p>
          </table:table-cell>
          <table:table-cell office:value-type="float" office:value="165615000" calcext:value-type="float">
            <text:p><text:s/>165,615,00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kistan</text:p>
          </table:table-cell>
          <table:table-cell office:value-type="float" office:value="165405847" calcext:value-type="float">
            <text:p><text:s/>165,405,847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apan</text:p>
          </table:table-cell>
          <table:table-cell office:value-type="float" office:value="146649600" calcext:value-type="float">
            <text:p><text:s/>146,649,60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ermany</text:p>
          </table:table-cell>
          <table:table-cell office:value-type="float" office:value="107000000" calcext:value-type="float">
            <text:p><text:s/>107,000,00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hilippines</text:p>
          </table:table-cell>
          <table:table-cell office:value-type="float" office:value="106987098" calcext:value-type="float">
            <text:p><text:s/>106,987,098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exico</text:p>
          </table:table-cell>
          <table:table-cell office:value-type="float" office:value="101339000" calcext:value-type="float">
            <text:p><text:s/>101,339,00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ran</text:p>
          </table:table-cell>
          <table:table-cell office:value-type="float" office:value="96165000" calcext:value-type="float">
            <text:p><text:s/>96,165,00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gypt</text:p>
          </table:table-cell>
          <table:table-cell office:value-type="float" office:value="95340000" calcext:value-type="float">
            <text:p><text:s/>95,340,00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taly</text:p>
          </table:table-cell>
          <table:table-cell office:value-type="float" office:value="88580000" calcext:value-type="float">
            <text:p><text:s/>88,580,00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nited Kingdom</text:p>
          </table:table-cell>
          <table:table-cell office:value-type="float" office:value="83100000" calcext:value-type="float">
            <text:p><text:s/>83,100,00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ietnam</text:p>
          </table:table-cell>
          <table:table-cell office:value-type="float" office:value="72300000" calcext:value-type="float">
            <text:p><text:s/>72,300,00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urkey</text:p>
          </table:table-cell>
          <table:table-cell office:value-type="float" office:value="72200000" calcext:value-type="float">
            <text:p><text:s/>72,200,00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nce</text:p>
          </table:table-cell>
          <table:table-cell office:value-type="float" office:value="72180000" calcext:value-type="float">
            <text:p><text:s/>72,180,00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hailand</text:p>
          </table:table-cell>
          <table:table-cell office:value-type="float" office:value="69000000" calcext:value-type="float">
            <text:p><text:s/>69,000,00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outh Africa</text:p>
          </table:table-cell>
          <table:table-cell office:value-type="float" office:value="59474500" calcext:value-type="float">
            <text:p><text:s/>59,474,50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olombia</text:p>
          </table:table-cell>
          <table:table-cell office:value-type="float" office:value="57900472" calcext:value-type="float">
            <text:p><text:s/>57,900,472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kraine</text:p>
          </table:table-cell>
          <table:table-cell office:value-type="float" office:value="57505555" calcext:value-type="float">
            <text:p><text:s/>57,505,555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rgentina</text:p>
          </table:table-cell>
          <table:table-cell office:value-type="float" office:value="56725200" calcext:value-type="float">
            <text:p><text:s/>56,725,20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uth Korea</text:p>
          </table:table-cell>
          <table:table-cell office:value-type="float" office:value="56004887" calcext:value-type="float">
            <text:p><text:s/>56,004,887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ain</text:p>
          </table:table-cell>
          <table:table-cell office:value-type="float" office:value="55740000" calcext:value-type="float">
            <text:p><text:s/>55,740,00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oland</text:p>
          </table:table-cell>
          <table:table-cell office:value-type="float" office:value="47153200" calcext:value-type="float">
            <text:p><text:s/>47,153,20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audi Arabia</text:p>
          </table:table-cell>
          <table:table-cell office:value-type="float" office:value="46000000" calcext:value-type="float">
            <text:p><text:s/>46,000,00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orocco</text:p>
          </table:table-cell>
          <table:table-cell office:value-type="float" office:value="44450000" calcext:value-type="float">
            <text:p><text:s/>44,450,00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ri Lanka</text:p>
          </table:table-cell>
          <table:table-cell office:value-type="float" office:value="38849812" calcext:value-type="float">
            <text:p><text:s/>38,849,812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eru</text:p>
          </table:table-cell>
          <table:table-cell office:value-type="float" office:value="34235000" calcext:value-type="float">
            <text:p><text:s/>34,235,00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epal</text:p>
          </table:table-cell>
          <table:table-cell office:value-type="float" office:value="34172058" calcext:value-type="float">
            <text:p><text:s/>34,172,058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lgeria</text:p>
          </table:table-cell>
          <table:table-cell office:value-type="float" office:value="33000000" calcext:value-type="float">
            <text:p><text:s/>33,000,00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enezuela</text:p>
          </table:table-cell>
          <table:table-cell office:value-type="float" office:value="32019086" calcext:value-type="float">
            <text:p><text:s/>32,019,086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anada</text:p>
          </table:table-cell>
          <table:table-cell office:value-type="float" office:value="31210628" calcext:value-type="float">
            <text:p><text:s/>31,210,628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alaysia</text:p>
          </table:table-cell>
          <table:table-cell office:value-type="float" office:value="30379000" calcext:value-type="float">
            <text:p><text:s/>30,379,00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aiwan</text:p>
          </table:table-cell>
          <table:table-cell office:value-type="float" office:value="28610000" calcext:value-type="float">
            <text:p><text:s/>28,610,00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enya</text:p>
          </table:table-cell>
          <table:table-cell office:value-type="float" office:value="28080000" calcext:value-type="float">
            <text:p><text:s/>28,080,00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omania</text:p>
          </table:table-cell>
          <table:table-cell office:value-type="float" office:value="26000000" calcext:value-type="float">
            <text:p><text:s/>26,000,00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hile</text:p>
          </table:table-cell>
          <table:table-cell office:value-type="float" office:value="21000000" calcext:value-type="float">
            <text:p><text:s/>21,000,00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ustralia</text:p>
          </table:table-cell>
          <table:table-cell office:value-type="float" office:value="20570000" calcext:value-type="float">
            <text:p><text:s/>20,570,00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etherlands</text:p>
          </table:table-cell>
          <table:table-cell office:value-type="float" office:value="20000000" calcext:value-type="float">
            <text:p><text:s/>20,000,00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ong Kong</text:p>
          </table:table-cell>
          <table:table-cell office:value-type="float" office:value="19207578" calcext:value-type="float">
            <text:p><text:s/>19,207,578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thiopia</text:p>
          </table:table-cell>
          <table:table-cell office:value-type="float" office:value="18000000" calcext:value-type="float">
            <text:p><text:s/>18,000,00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uatemala</text:p>
          </table:table-cell>
          <table:table-cell office:value-type="float" office:value="17571895" calcext:value-type="float">
            <text:p><text:s/>17,571,895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United Arab Emirates</text:p>
          </table:table-cell>
          <table:table-cell office:value-type="float" office:value="17132724" calcext:value-type="float">
            <text:p><text:s/>17,132,724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cuador</text:p>
          </table:table-cell>
          <table:table-cell office:value-type="float" office:value="15900000" calcext:value-type="float">
            <text:p><text:s/>15,900,00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weden</text:p>
          </table:table-cell>
          <table:table-cell office:value-type="float" office:value="14500000" calcext:value-type="float">
            <text:p><text:s/>14,500,00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Zimbabwe</text:p>
          </table:table-cell>
          <table:table-cell office:value-type="float" office:value="13518887" calcext:value-type="float">
            <text:p><text:s/>13,518,887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ortugal</text:p>
          </table:table-cell>
          <table:table-cell office:value-type="float" office:value="13400000" calcext:value-type="float">
            <text:p><text:s/>13,400,00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elgium</text:p>
          </table:table-cell>
          <table:table-cell office:value-type="float" office:value="11822000" calcext:value-type="float">
            <text:p><text:s/>11,822,00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ungary</text:p>
          </table:table-cell>
          <table:table-cell office:value-type="float" office:value="11561890" calcext:value-type="float">
            <text:p><text:s/>11,561,89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ulgaria</text:p>
          </table:table-cell>
          <table:table-cell office:value-type="float" office:value="10454400" calcext:value-type="float">
            <text:p><text:s/>10,454,40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srael</text:p>
          </table:table-cell>
          <table:table-cell office:value-type="float" office:value="9701200" calcext:value-type="float">
            <text:p><text:s/>9,701,20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inland</text:p>
          </table:table-cell>
          <table:table-cell office:value-type="float" office:value="9470000" calcext:value-type="float">
            <text:p><text:s/>9,470,00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ingapore</text:p>
          </table:table-cell>
          <table:table-cell office:value-type="float" office:value="8106700" calcext:value-type="float">
            <text:p><text:s/>8,106,70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enmark</text:p>
          </table:table-cell>
          <table:table-cell office:value-type="float" office:value="7000000" calcext:value-type="float">
            <text:p><text:s/>7,000,00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zerbaijan</text:p>
          </table:table-cell>
          <table:table-cell office:value-type="float" office:value="7000000" calcext:value-type="float">
            <text:p><text:s/>7,000,00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anama</text:p>
          </table:table-cell>
          <table:table-cell office:value-type="float" office:value="6900000" calcext:value-type="float">
            <text:p><text:s/>6,900,00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Jordan</text:p>
          </table:table-cell>
          <table:table-cell office:value-type="float" office:value="6010000" calcext:value-type="float">
            <text:p><text:s/>6,010,00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Ireland</text:p>
          </table:table-cell>
          <table:table-cell office:value-type="float" office:value="5770638" calcext:value-type="float">
            <text:p><text:s/>5,770,638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ithuania</text:p>
          </table:table-cell>
          <table:table-cell office:value-type="float" office:value="4940000" calcext:value-type="float">
            <text:p><text:s/>4,940,00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New Zealand</text:p>
          </table:table-cell>
          <table:table-cell office:value-type="float" office:value="4761000" calcext:value-type="float">
            <text:p><text:s/>4,761,00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ongolia</text:p>
          </table:table-cell>
          <table:table-cell office:value-type="float" office:value="3500000" calcext:value-type="float">
            <text:p><text:s/>3,500,00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rth Korea</text:p>
          </table:table-cell>
          <table:table-cell office:value-type="float" office:value="3000000" calcext:value-type="float">
            <text:p><text:s/>3,000,00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ebanon</text:p>
          </table:table-cell>
          <table:table-cell office:value-type="float" office:value="2720000" calcext:value-type="float">
            <text:p><text:s/>2,720,00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Latvia</text:p>
          </table:table-cell>
          <table:table-cell office:value-type="float" office:value="2579000" calcext:value-type="float">
            <text:p><text:s/>2,579,00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rinidad And Tobago</text:p>
          </table:table-cell>
          <table:table-cell office:value-type="float" office:value="2060000" calcext:value-type="float">
            <text:p><text:s/>2,060,00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Estonia</text:p>
          </table:table-cell>
          <table:table-cell office:value-type="float" office:value="1904000" calcext:value-type="float">
            <text:p><text:s/>1,904,00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uba</text:p>
          </table:table-cell>
          <table:table-cell office:value-type="float" office:value="1300000" calcext:value-type="float">
            <text:p><text:s/>1,300,00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ontenegro</text:p>
          </table:table-cell>
          <table:table-cell office:value-type="float" office:value="1117500" calcext:value-type="float">
            <text:p><text:s/>1,117,500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aldives</text:p>
          </table:table-cell>
          <table:table-cell office:value-type="float" office:value="776716" calcext:value-type="float">
            <text:p><text:s/>776,716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alta</text:p>
          </table:table-cell>
          <table:table-cell office:value-type="float" office:value="554651" calcext:value-type="float">
            <text:p><text:s/>554,651 </text:p>
          </table:table-cell>
          <table:table-cell office:value-type="float" office:value="2020" calcext:value-type="float">
            <text:p>2020</text:p>
          </table:table-cell>
          <table:table-cell table:number-columns-repeated="16380"/>
        </table:table-row>
        <table:table-row table:style-name="ro1" table:number-rows-repeated="104850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2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2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2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2">
      <number:text loext:blank-width-char="("> </number:text>
      <number:text-content/>
      <number:text loext:blank-width-char=")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3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3">
      <number:text loext:blank-width-char="-"> </number:text>
      <number:text-content/>
      <number:text loext:blank-width-char="-"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 loext:blank-width-char="-"> </number:text>
      <number:fill-character> </number:fill-character>
      <number:number number:decimal-places="1" number:min-decimal-places="1" number:min-integer-digits="1" number:grouping="true"/>
      <number:text loext:blank-width-char="-"> </number:text>
    </number:number-style>
    <number:number-style style:name="N154P1" style:volatile="true">
      <number:text>-</number:text>
      <number:fill-character> </number:fill-character>
      <number:number number:decimal-places="1" number:min-decimal-places="1" number:min-integer-digits="1" number:grouping="true"/>
      <number:text loext:blank-width-char="-"> </number:text>
    </number:number-style>
    <number:number-style style:name="N15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4">
      <number:text loext:blank-width-char="-"> </number:text>
      <number:text-content/>
      <number:text loext:blank-width-char="-"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text>$</number:text>
      <number:number number:decimal-places="2" number:min-decimal-places="2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mma_20_2" style:display-name="Comma 2" style:family="table-cell" style:parent-style-name="Default" style:data-style-name="N146"/>
    <style:style style:name="Excel_20_Built-in_20_Comma" style:display-name="Excel Built-in Comma" style:family="table-cell" style:parent-style-name="Default" style:data-style-name="N146"/>
    <style:style style:name="Excel_20_Built-in_20_Currency" style:display-name="Excel Built-in Currency" style:family="table-cell" style:parent-style-name="Default" style:data-style-name="N152"/>
    <draw:marker draw:name="Arrowheads_20_1" draw:display-name="Arrowheads 1" svg:viewBox="0 0 20 30" svg:d="M10 0l-10 30h20z"/>
    <loext:theme loext:name="Office 2013 - 2022 Theme">
      <loext:theme-colors loext:name="Office 2013 - 2022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martphones" style:display-name="PageStyle_Smartphon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DP" style:display-name="PageStyle_GDP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ife_20_Expectancy" style:display-name="PageStyle_Life Expectancy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ike Smart</meta:initial-creator>
    <meta:creation-date>2018-10-30T15:44:39</meta:creation-date>
    <dc:date>2024-08-06T15:22:35.097000000</dc:date>
    <meta:editing-duration>PT33S</meta:editing-duration>
    <meta:generator>LibreOffice/24.2.4.2$Windows_X86_64 LibreOffice_project/51a6219feb6075d9a4c46691dcfe0cd9c4fff3c2</meta:generator>
    <meta:editing-cycles>1</meta:editing-cycles>
    <meta:document-statistic meta:table-count="3" meta:cell-count="2004" meta:object-count="0"/>
    <meta:user-defined meta:name="AppVersion">16.0300</meta:user-defined>
    <meta:user-defined meta:name="ContentTypeId">0x0101008E18B55538CA08448923EEF657060701</meta:user-defined>
    <meta:user-defined meta:name="DocSecurity" meta:value-type="float">2</meta:user-defined>
    <meta:user-defined meta:name="MediaServiceImageTags"/>
  </office:meta>
</office:document-meta>
</file>